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mm"/>
    </style:style>
    <style:style style:name="co2" style:family="table-column">
      <style:table-column-properties fo:break-before="auto" style:column-width="95.29mm"/>
    </style:style>
    <style:style style:name="co3" style:family="table-column">
      <style:table-column-properties fo:break-before="auto" style:column-width="42.28mm"/>
    </style:style>
    <style:style style:name="co4" style:family="table-column">
      <style:table-column-properties fo:break-before="auto" style:column-width="78.67mm"/>
    </style:style>
    <style:style style:name="co5" style:family="table-column">
      <style:table-column-properties fo:break-before="auto" style:column-width="53.48mm"/>
    </style:style>
    <style:style style:name="co6" style:family="table-column">
      <style:table-column-properties fo:break-before="auto" style:column-width="28.6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15mm" fo:break-before="auto" style:use-optimal-row-height="true"/>
    </style:style>
    <style:style style:name="ro2" style:family="table-row">
      <style:table-row-properties style:row-height="5.0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T1" style:family="text">
      <style:text-properties fo:color="#000000" style:font-name="Helvetica" fo:font-size="12pt" style:text-position="0%" style:font-name-asian="Helvetica" style:font-name-complex="Helvetica" style:font-size-asian="12pt" style:font-size-complex="12pt"/>
    </style:style>
  </office:automatic-styles>
  <office:body>
    <office:spreadsheet>
      <table:table table:name="105Violation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競國實業股份有限公司（代表人：曹月霞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3870號</text:p>
          </table:table-cell>
          <table:table-cell office:value-type="date" office:date-value="0104-11-01" calcext:value-type="date">
            <text:p>0104-11-0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美堤食品有限公司（代表人：黃晉逸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4082號</text:p>
          </table:table-cell>
          <table:table-cell office:value-type="date" office:date-value="0104-11-01" calcext:value-type="date">
            <text:p>0104-11-02</text:p>
          </table:table-cell>
        </table:table-row>
        <table:table-row table:style-name="ro2">
          <table:table-cell/>
          <table:table-cell office:value-type="string" calcext:value-type="string">
            <text:p>美堤食品有限公司（代表人：黃晉逸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40821號</text:p>
          </table:table-cell>
          <table:table-cell office:value-type="date" office:date-value="0104-11-01" calcext:value-type="date">
            <text:p>0104-11-0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台劦企業股份有限公司（代表人：林雍順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3866號</text:p>
          </table:table-cell>
          <table:table-cell office:value-type="date" office:date-value="0104-11-01" calcext:value-type="date">
            <text:p>0104-11-02</text:p>
          </table:table-cell>
        </table:table-row>
        <table:table-row table:style-name="ro2">
          <table:table-cell/>
          <table:table-cell office:value-type="string" calcext:value-type="string">
            <text:p>台劦企業股份有限公司（代表人：林雍順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38661號</text:p>
          </table:table-cell>
          <table:table-cell office:value-type="date" office:date-value="0104-11-01" calcext:value-type="date">
            <text:p>0104-11-02</text:p>
          </table:table-cell>
        </table:table-row>
        <table:table-row table:style-name="ro2">
          <table:table-cell/>
          <table:table-cell office:value-type="string" calcext:value-type="string">
            <text:p>台劦企業股份有限公司（代表人：林雍順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38662號</text:p>
          </table:table-cell>
          <table:table-cell office:value-type="date" office:date-value="0104-11-01" calcext:value-type="date">
            <text:p>0104-11-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鉅秀有限公司（代表人：李秀超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41951號</text:p>
          </table:table-cell>
          <table:table-cell office:value-type="date" office:date-value="0104-11-01" calcext:value-type="date">
            <text:p>0104-11-0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忠儀企業股份有限公司（代表人：楊垂青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4176號</text:p>
          </table:table-cell>
          <table:table-cell office:value-type="date" office:date-value="0104-11-01" calcext:value-type="date">
            <text:p>0104-11-02</text:p>
          </table:table-cell>
        </table:table-row>
        <table:table-row table:style-name="ro2">
          <table:table-cell/>
          <table:table-cell office:value-type="string" calcext:value-type="string">
            <text:p>忠儀企業股份有限公司（代表人：楊垂青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41761號</text:p>
          </table:table-cell>
          <table:table-cell office:value-type="date" office:date-value="0104-11-01" calcext:value-type="date">
            <text:p>0104-11-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南亞電路板股份有限公司（代表人：吳嘉昭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4268號</text:p>
          </table:table-cell>
          <table:table-cell office:value-type="date" office:date-value="0104-11-01" calcext:value-type="date">
            <text:p>0104-11-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伯朗咖啡股份有限公司（代表人：李玉鼎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4295號</text:p>
          </table:table-cell>
          <table:table-cell office:value-type="date" office:date-value="0104-11-01" calcext:value-type="date">
            <text:p>0104-11-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張家福(即杏福牙醫診所)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3865號</text:p>
          </table:table-cell>
          <table:table-cell office:value-type="date" office:date-value="0104-11-02" calcext:value-type="date">
            <text:p>0104-11-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五花馬國際行銷股份有限公司（代表人：劉甲昇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4279號</text:p>
          </table:table-cell>
          <table:table-cell office:value-type="date" office:date-value="0104-11-02" calcext:value-type="date">
            <text:p>0104-11-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雄多股份有限公司（代表人：張宗棠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4273號</text:p>
          </table:table-cell>
          <table:table-cell office:value-type="date" office:date-value="0104-11-02" calcext:value-type="date">
            <text:p>0104-11-03</text:p>
          </table:table-cell>
        </table:table-row>
        <table:table-row table:style-name="ro1">
          <table:table-cell/>
          <table:table-cell office:value-type="string" calcext:value-type="string">
            <text:p>雄多股份有限公司（代表人：張宗棠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42731號</text:p>
          </table:table-cell>
          <table:table-cell office:value-type="date" office:date-value="0104-11-02" calcext:value-type="date">
            <text:p>0104-11-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耀盛保全股份有限公司（代表人：林慶忠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3864號</text:p>
          </table:table-cell>
          <table:table-cell office:value-type="date" office:date-value="0104-11-02" calcext:value-type="date">
            <text:p>0104-11-0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三商行股份有限公司（代表人：陳翔玢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3868號</text:p>
          </table:table-cell>
          <table:table-cell office:value-type="date" office:date-value="0104-11-02" calcext:value-type="date">
            <text:p>0104-11-03</text:p>
          </table:table-cell>
        </table:table-row>
        <table:table-row table:style-name="ro2">
          <table:table-cell/>
          <table:table-cell office:value-type="string" calcext:value-type="string">
            <text:p>三商行股份有限公司（代表人：陳翔玢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38681號</text:p>
          </table:table-cell>
          <table:table-cell office:value-type="date" office:date-value="0104-11-02" calcext:value-type="date">
            <text:p>0104-11-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唐埕保全股份有限公司（代表人：謝忠村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4453號</text:p>
          </table:table-cell>
          <table:table-cell office:value-type="date" office:date-value="0104-11-03" calcext:value-type="date">
            <text:p>0104-11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連傑油壓工業股份有限公司（代表人：王燦雄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4065號</text:p>
          </table:table-cell>
          <table:table-cell office:value-type="date" office:date-value="0104-11-03" calcext:value-type="date">
            <text:p>0104-11-0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安興物業管理顧問股份有限公司（代表人：張全成）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74318號</text:p>
          </table:table-cell>
          <table:table-cell office:value-type="date" office:date-value="0104-11-04" calcext:value-type="date">
            <text:p>0104-11-05</text:p>
          </table:table-cell>
        </table:table-row>
        <table:table-row table:style-name="ro2">
          <table:table-cell/>
          <table:table-cell office:value-type="string" calcext:value-type="string">
            <text:p>安興物業管理顧問股份有限公司（代表人：張全成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43181號</text:p>
          </table:table-cell>
          <table:table-cell office:value-type="date" office:date-value="0104-11-04" calcext:value-type="date">
            <text:p>0104-11-05</text:p>
          </table:table-cell>
        </table:table-row>
        <table:table-row table:style-name="ro2">
          <table:table-cell/>
          <table:table-cell office:value-type="string" calcext:value-type="string">
            <text:p>安興物業管理顧問股份有限公司（代表人：張全成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43182號</text:p>
          </table:table-cell>
          <table:table-cell office:value-type="date" office:date-value="0104-11-04" calcext:value-type="date">
            <text:p>0104-11-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鵬懷有限公司（代表人：張秀霞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4419號</text:p>
          </table:table-cell>
          <table:table-cell office:value-type="date" office:date-value="0104-11-04" calcext:value-type="date">
            <text:p>0104-11-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優視覺溝通有限公司（代表人：吳嘉政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4233號</text:p>
          </table:table-cell>
          <table:table-cell office:value-type="date" office:date-value="0104-11-04" calcext:value-type="date">
            <text:p>0104-11-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証傳科技股份有限公司（代表人：王冠程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4373號</text:p>
          </table:table-cell>
          <table:table-cell office:value-type="date" office:date-value="0104-11-04" calcext:value-type="date">
            <text:p>0104-11-0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永欣鋁業股份有限公司（代表人：林要然）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74568號</text:p>
          </table:table-cell>
          <table:table-cell office:value-type="date" office:date-value="0104-11-05" calcext:value-type="date">
            <text:p>0104-11-06</text:p>
          </table:table-cell>
        </table:table-row>
        <table:table-row table:style-name="ro2">
          <table:table-cell/>
          <table:table-cell office:value-type="string" calcext:value-type="string">
            <text:p>永欣鋁業股份有限公司（代表人：林要然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45681號</text:p>
          </table:table-cell>
          <table:table-cell office:value-type="date" office:date-value="0104-11-05" calcext:value-type="date">
            <text:p>0104-11-0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貴族中正有限公司（代表人：李建毅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4900號</text:p>
          </table:table-cell>
          <table:table-cell office:value-type="date" office:date-value="0104-11-05" calcext:value-type="date">
            <text:p>0104-11-0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臺灣新吉美碩股份有限公司（代表人：白海格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4375號</text:p>
          </table:table-cell>
          <table:table-cell office:value-type="date" office:date-value="0104-11-05" calcext:value-type="date">
            <text:p>0104-11-06</text:p>
          </table:table-cell>
        </table:table-row>
        <table:table-row table:style-name="ro1">
          <table:table-cell/>
          <table:table-cell office:value-type="string" calcext:value-type="string">
            <text:p>臺灣新吉美碩股份有限公司（代表人：白海格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43751號</text:p>
          </table:table-cell>
          <table:table-cell office:value-type="date" office:date-value="0104-11-05" calcext:value-type="date">
            <text:p>0104-11-06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天錡精密工業股份有限公司（代表人：蔡榮祿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4902號</text:p>
          </table:table-cell>
          <table:table-cell office:value-type="date" office:date-value="0104-11-05" calcext:value-type="date">
            <text:p>0104-11-06</text:p>
          </table:table-cell>
        </table:table-row>
        <table:table-row table:style-name="ro2">
          <table:table-cell/>
          <table:table-cell office:value-type="string" calcext:value-type="string">
            <text:p>天錡精密工業股份有限公司（代表人：蔡榮祿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49021號</text:p>
          </table:table-cell>
          <table:table-cell office:value-type="date" office:date-value="0104-11-05" calcext:value-type="date">
            <text:p>0104-11-06</text:p>
          </table:table-cell>
        </table:table-row>
        <table:table-row table:style-name="ro2">
          <table:table-cell/>
          <table:table-cell office:value-type="string" calcext:value-type="string">
            <text:p>天錡精密工業股份有限公司（代表人：蔡榮祿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49022號</text:p>
          </table:table-cell>
          <table:table-cell office:value-type="date" office:date-value="0104-11-05" calcext:value-type="date">
            <text:p>0104-11-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友正電機股份有限公司（代表人：邱增泉）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74941號</text:p>
          </table:table-cell>
          <table:table-cell office:value-type="date" office:date-value="0104-11-05" calcext:value-type="date">
            <text:p>0104-11-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程彩杏(即山悅模座企業社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4372號</text:p>
          </table:table-cell>
          <table:table-cell office:value-type="date" office:date-value="0104-11-05" calcext:value-type="date">
            <text:p>0104-11-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泳紀股份有限公司（代表人：曾長祥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4931號</text:p>
          </table:table-cell>
          <table:table-cell office:value-type="date" office:date-value="0104-11-08" calcext:value-type="date">
            <text:p>0104-11-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旺家貿易股份有限公司（代表人：楊興財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4850號</text:p>
          </table:table-cell>
          <table:table-cell office:value-type="date" office:date-value="0104-11-08" calcext:value-type="date">
            <text:p>0104-11-0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昱嘉實業有限公司（代表人：楊永輝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4877號</text:p>
          </table:table-cell>
          <table:table-cell office:value-type="date" office:date-value="0104-11-08" calcext:value-type="date">
            <text:p>0104-11-0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人利有限公司（代表人：羅凌傑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5150號</text:p>
          </table:table-cell>
          <table:table-cell office:value-type="date" office:date-value="0104-11-08" calcext:value-type="date">
            <text:p>0104-11-09</text:p>
          </table:table-cell>
        </table:table-row>
        <table:table-row table:style-name="ro2">
          <table:table-cell/>
          <table:table-cell office:value-type="string" calcext:value-type="string">
            <text:p>人利有限公司（代表人：羅凌傑）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430751501號</text:p>
          </table:table-cell>
          <table:table-cell office:value-type="date" office:date-value="0104-11-08" calcext:value-type="date">
            <text:p>0104-11-09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全聯實業股份有限公司（代表人：林敏雄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4555號</text:p>
          </table:table-cell>
          <table:table-cell office:value-type="date" office:date-value="0104-11-08" calcext:value-type="date">
            <text:p>0104-11-09</text:p>
          </table:table-cell>
        </table:table-row>
        <table:table-row table:style-name="ro2">
          <table:table-cell/>
          <table:table-cell office:value-type="string" calcext:value-type="string">
            <text:p>全聯實業股份有限公司（代表人：林敏雄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45551號</text:p>
          </table:table-cell>
          <table:table-cell office:value-type="date" office:date-value="0104-11-08" calcext:value-type="date">
            <text:p>0104-11-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巨輪興業有限公司（代表人：陳正忠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5168號</text:p>
          </table:table-cell>
          <table:table-cell office:value-type="date" office:date-value="0104-11-08" calcext:value-type="date">
            <text:p>0104-11-09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篁璞建設有限公司（代表人：黃智勇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4967號</text:p>
          </table:table-cell>
          <table:table-cell office:value-type="date" office:date-value="0104-11-09" calcext:value-type="date">
            <text:p>0104-11-10</text:p>
          </table:table-cell>
        </table:table-row>
        <table:table-row table:style-name="ro2">
          <table:table-cell/>
          <table:table-cell office:value-type="string" calcext:value-type="string">
            <text:p>篁璞建設有限公司（代表人：黃智勇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49671號</text:p>
          </table:table-cell>
          <table:table-cell office:value-type="date" office:date-value="0104-11-09" calcext:value-type="date">
            <text:p>0104-11-1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晶輝企業有限公司（代表人：洪貴枝）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75242號</text:p>
          </table:table-cell>
          <table:table-cell office:value-type="date" office:date-value="0104-11-09" calcext:value-type="date">
            <text:p>0104-11-10</text:p>
          </table:table-cell>
        </table:table-row>
        <table:table-row table:style-name="ro2">
          <table:table-cell/>
          <table:table-cell office:value-type="string" calcext:value-type="string">
            <text:p>晶輝企業有限公司（代表人：洪貴枝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52421號</text:p>
          </table:table-cell>
          <table:table-cell office:value-type="date" office:date-value="0104-11-09" calcext:value-type="date">
            <text:p>0104-11-1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林冠佑(即金冠益社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5134號</text:p>
          </table:table-cell>
          <table:table-cell office:value-type="date" office:date-value="0104-11-09" calcext:value-type="date">
            <text:p>0104-11-10</text:p>
          </table:table-cell>
        </table:table-row>
        <table:table-row table:style-name="ro2">
          <table:table-cell/>
          <table:table-cell office:value-type="string" calcext:value-type="string">
            <text:p>林冠佑(即金冠益社)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51341號</text:p>
          </table:table-cell>
          <table:table-cell office:value-type="date" office:date-value="0104-11-09" calcext:value-type="date">
            <text:p>0104-11-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準達企業有限公司（代表人：吳鏡揚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4876號</text:p>
          </table:table-cell>
          <table:table-cell office:value-type="date" office:date-value="0104-11-09" calcext:value-type="date">
            <text:p>0104-11-1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展易壓克力有限公司（代表人：王辰威）</text:p>
          </table:table-cell>
          <table:table-cell office:value-type="string" calcext:value-type="string">
            <text:p>勞動基準法第7條</text:p>
          </table:table-cell>
          <table:table-cell office:value-type="string" calcext:value-type="string">
            <text:p>未依規定置備勞工名卡</text:p>
          </table:table-cell>
          <table:table-cell office:value-type="string" calcext:value-type="string">
            <text:p>新北府勞檢字第1043075124號</text:p>
          </table:table-cell>
          <table:table-cell office:value-type="date" office:date-value="0104-11-09" calcext:value-type="date">
            <text:p>0104-11-10</text:p>
          </table:table-cell>
        </table:table-row>
        <table:table-row table:style-name="ro2">
          <table:table-cell/>
          <table:table-cell office:value-type="string" calcext:value-type="string">
            <text:p>展易壓克力有限公司（代表人：王辰威）</text:p>
          </table:table-cell>
          <table:table-cell office:value-type="string" calcext:value-type="string">
            <text:p>勞動基準法第23條第2項</text:p>
          </table:table-cell>
          <table:table-cell office:value-type="string" calcext:value-type="string">
            <text:p>未依規定置備工資清冊</text:p>
          </table:table-cell>
          <table:table-cell office:value-type="string" calcext:value-type="string">
            <text:p>新北府勞檢字第10430751241號</text:p>
          </table:table-cell>
          <table:table-cell office:value-type="date" office:date-value="0104-11-09" calcext:value-type="date">
            <text:p>0104-11-10</text:p>
          </table:table-cell>
        </table:table-row>
        <table:table-row table:style-name="ro2">
          <table:table-cell/>
          <table:table-cell office:value-type="string" calcext:value-type="string">
            <text:p>展易壓克力有限公司（代表人：王辰威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51242號</text:p>
          </table:table-cell>
          <table:table-cell office:value-type="date" office:date-value="0104-11-09" calcext:value-type="date">
            <text:p>0104-11-1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林復森(即林復森耳鼻喉科診所)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4676號</text:p>
          </table:table-cell>
          <table:table-cell office:value-type="date" office:date-value="0104-11-09" calcext:value-type="date">
            <text:p>0104-11-10</text:p>
          </table:table-cell>
        </table:table-row>
        <table:table-row table:style-name="ro2">
          <table:table-cell/>
          <table:table-cell office:value-type="string" calcext:value-type="string">
            <text:p>林復森(即林復森耳鼻喉科診所)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430746761號</text:p>
          </table:table-cell>
          <table:table-cell office:value-type="date" office:date-value="0104-11-09" calcext:value-type="date">
            <text:p>0104-11-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源鈦金屬工業有限公司（代表人：蘇有信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5041號</text:p>
          </table:table-cell>
          <table:table-cell office:value-type="date" office:date-value="0104-11-09" calcext:value-type="date">
            <text:p>0104-11-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萬陽貿易有限公司（代表人：徐瑩慧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5334號</text:p>
          </table:table-cell>
          <table:table-cell office:value-type="date" office:date-value="0104-11-09" calcext:value-type="date">
            <text:p>0104-11-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永晟家具有限公司（代表人：王榮澤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4872號</text:p>
          </table:table-cell>
          <table:table-cell office:value-type="date" office:date-value="0104-11-09" calcext:value-type="date">
            <text:p>0104-11-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本昭興業股份有限公司（代表人：陳明玉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4874號</text:p>
          </table:table-cell>
          <table:table-cell office:value-type="date" office:date-value="0104-11-10" calcext:value-type="date">
            <text:p>0104-11-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祺美家飾企業有限公司（代表人：朱德義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4968號</text:p>
          </table:table-cell>
          <table:table-cell office:value-type="date" office:date-value="0104-11-10" calcext:value-type="date">
            <text:p>0104-11-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正月科技股份有限公司（代表人：張文榕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5471號</text:p>
          </table:table-cell>
          <table:table-cell office:value-type="date" office:date-value="0104-11-10" calcext:value-type="date">
            <text:p>0104-11-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新北區農產股份有限公司（代表人：林聰明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55961號</text:p>
          </table:table-cell>
          <table:table-cell office:value-type="date" office:date-value="0104-11-11" calcext:value-type="date">
            <text:p>0104-11-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三江電機企業股份有限公司（代表人：江佳士）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75042號</text:p>
          </table:table-cell>
          <table:table-cell office:value-type="date" office:date-value="0104-11-11" calcext:value-type="date">
            <text:p>0104-11-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葉林堯(即林堯企業社)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5043號</text:p>
          </table:table-cell>
          <table:table-cell office:value-type="date" office:date-value="0104-11-11" calcext:value-type="date">
            <text:p>0104-11-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朱展明(即小小麥速食店)</text:p>
          </table:table-cell>
          <table:table-cell office:value-type="string" calcext:value-type="string">
            <text:p>勞動基準法第21條第1項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新北府勞檢字第1043075044號</text:p>
          </table:table-cell>
          <table:table-cell office:value-type="date" office:date-value="0104-11-11" calcext:value-type="date">
            <text:p>0104-11-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盛隆五金股份有限公司（代表人：翁尚勳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5416號</text:p>
          </table:table-cell>
          <table:table-cell office:value-type="date" office:date-value="0104-11-11" calcext:value-type="date">
            <text:p>0104-11-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杜麗卿(即長峰文理珠心算短期補習班)</text:p>
          </table:table-cell>
          <table:table-cell office:value-type="string" calcext:value-type="string">
            <text:p>勞動基準法第21條第1項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新北府勞檢字第1043075672號</text:p>
          </table:table-cell>
          <table:table-cell office:value-type="date" office:date-value="0104-11-11" calcext:value-type="date">
            <text:p>0104-11-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顏秀芳(即裕盛商行)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5608號</text:p>
          </table:table-cell>
          <table:table-cell office:value-type="date" office:date-value="0104-11-11" calcext:value-type="date">
            <text:p>0104-11-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捷世登國際股份有限公司（代表人：張榮欽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5677號</text:p>
          </table:table-cell>
          <table:table-cell office:value-type="date" office:date-value="0104-11-11" calcext:value-type="date">
            <text:p>0104-11-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標準電機有限公司（代表人：謝水源）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75644號</text:p>
          </table:table-cell>
          <table:table-cell office:value-type="date" office:date-value="0104-11-12" calcext:value-type="date">
            <text:p>0104-11-1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蔡穎毅(即太佶昌企業社)</text:p>
          </table:table-cell>
          <table:table-cell office:value-type="string" calcext:value-type="string">
            <text:p>勞動基準法第23條第2項</text:p>
          </table:table-cell>
          <table:table-cell office:value-type="string" calcext:value-type="string">
            <text:p>未依規定置備工資清冊</text:p>
          </table:table-cell>
          <table:table-cell office:value-type="string" calcext:value-type="string">
            <text:p>新北府勞檢字第1043075413號</text:p>
          </table:table-cell>
          <table:table-cell office:value-type="date" office:date-value="0104-11-12" calcext:value-type="date">
            <text:p>0104-11-13</text:p>
          </table:table-cell>
        </table:table-row>
        <table:table-row table:style-name="ro2">
          <table:table-cell/>
          <table:table-cell office:value-type="string" calcext:value-type="string">
            <text:p>蔡穎毅(即太佶昌企業社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54131號</text:p>
          </table:table-cell>
          <table:table-cell office:value-type="date" office:date-value="0104-11-12" calcext:value-type="date">
            <text:p>0104-11-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蔡育霖(即立味小吃店)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5680號</text:p>
          </table:table-cell>
          <table:table-cell office:value-type="date" office:date-value="0104-11-12" calcext:value-type="date">
            <text:p>0104-11-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可尼卡實業股份有限公司（代表人：徐維駿）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75411號</text:p>
          </table:table-cell>
          <table:table-cell office:value-type="date" office:date-value="0104-11-15" calcext:value-type="date">
            <text:p>0104-11-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林明義(即閎展企業社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5847號</text:p>
          </table:table-cell>
          <table:table-cell office:value-type="date" office:date-value="0104-11-15" calcext:value-type="date">
            <text:p>0104-11-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莊子誠(即天淇商行)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5583號</text:p>
          </table:table-cell>
          <table:table-cell office:value-type="date" office:date-value="0104-11-15" calcext:value-type="date">
            <text:p>0104-11-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林子峻(即吉利佳企業社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5709號</text:p>
          </table:table-cell>
          <table:table-cell office:value-type="date" office:date-value="0104-11-15" calcext:value-type="date">
            <text:p>0104-11-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回鴻國際有限公司（代表人：黃阿鳳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5414號</text:p>
          </table:table-cell>
          <table:table-cell office:value-type="date" office:date-value="0104-11-15" calcext:value-type="date">
            <text:p>0104-11-16</text:p>
          </table:table-cell>
        </table:table-row>
        <table:table-row table:style-name="ro2">
          <table:table-cell/>
          <table:table-cell office:value-type="string" calcext:value-type="string">
            <text:p>回鴻國際有限公司（代表人：黃阿鳳）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430754141號</text:p>
          </table:table-cell>
          <table:table-cell office:value-type="date" office:date-value="0104-11-15" calcext:value-type="date">
            <text:p>0104-11-1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旭業精密股份有限公司（代表人：陳宥瑋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5437號</text:p>
          </table:table-cell>
          <table:table-cell office:value-type="date" office:date-value="0104-11-15" calcext:value-type="date">
            <text:p>0104-11-16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新視波有線電視股份有限公司（代表人：陳煥鵬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5410號</text:p>
          </table:table-cell>
          <table:table-cell office:value-type="date" office:date-value="0104-11-15" calcext:value-type="date">
            <text:p>0104-11-16</text:p>
          </table:table-cell>
        </table:table-row>
        <table:table-row table:style-name="ro2">
          <table:table-cell/>
          <table:table-cell office:value-type="string" calcext:value-type="string">
            <text:p>新視波有線電視股份有限公司（代表人：陳煥鵬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54101號</text:p>
          </table:table-cell>
          <table:table-cell office:value-type="date" office:date-value="0104-11-15" calcext:value-type="date">
            <text:p>0104-11-16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儒鴻企業股份有限公司（代表人：洪鎮海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5853號</text:p>
          </table:table-cell>
          <table:table-cell office:value-type="date" office:date-value="0104-11-15" calcext:value-type="date">
            <text:p>0104-11-16</text:p>
          </table:table-cell>
        </table:table-row>
        <table:table-row table:style-name="ro2">
          <table:table-cell/>
          <table:table-cell office:value-type="string" calcext:value-type="string">
            <text:p>儒鴻企業股份有限公司（代表人：洪鎮海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58531號</text:p>
          </table:table-cell>
          <table:table-cell office:value-type="date" office:date-value="0104-11-15" calcext:value-type="date">
            <text:p>0104-11-1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吉仕食品股份有限公司（代表人：許明文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5887號</text:p>
          </table:table-cell>
          <table:table-cell office:value-type="date" office:date-value="0104-11-15" calcext:value-type="date">
            <text:p>0104-11-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成易精密工業股份有限公司（代表人：鄭清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5970號</text:p>
          </table:table-cell>
          <table:table-cell office:value-type="date" office:date-value="0104-11-15" calcext:value-type="date">
            <text:p>0104-11-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立婕有限公司（代表人：陳佩佳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6263號</text:p>
          </table:table-cell>
          <table:table-cell office:value-type="date" office:date-value="0104-11-16" calcext:value-type="date">
            <text:p>0104-11-1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松億精密股份有限公司（代表人：陳姿蓉）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76258號</text:p>
          </table:table-cell>
          <table:table-cell office:value-type="date" office:date-value="0104-11-16" calcext:value-type="date">
            <text:p>0104-11-1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交通部臺灣鐵路管理局（代表人：周永暉）</text:p>
          </table:table-cell>
          <table:table-cell office:value-type="string" calcext:value-type="string">
            <text:p>勞動基準法第34條第2項</text:p>
          </table:table-cell>
          <table:table-cell office:value-type="string" calcext:value-type="string">
            <text:p>更換班次時未給予適當之休息時間</text:p>
          </table:table-cell>
          <table:table-cell office:value-type="string" calcext:value-type="string">
            <text:p>新北府勞檢字第1043075719號</text:p>
          </table:table-cell>
          <table:table-cell office:value-type="date" office:date-value="0104-11-16" calcext:value-type="date">
            <text:p>0104-11-1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天鎰保全股份有限公司（代表人：翁添木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6289號</text:p>
          </table:table-cell>
          <table:table-cell office:value-type="date" office:date-value="0104-11-16" calcext:value-type="date">
            <text:p>0104-11-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國光汽車客運股份有限公司（代表人：陳浴生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6176號</text:p>
          </table:table-cell>
          <table:table-cell office:value-type="date" office:date-value="0104-11-17" calcext:value-type="date">
            <text:p>0104-11-18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康禾保全股份有限公司（代表人：陳鐵肩）</text:p>
          </table:table-cell>
          <table:table-cell office:value-type="string" calcext:value-type="string">
            <text:p>勞動基準法第21條第1項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新北府勞檢字第1043075979號</text:p>
          </table:table-cell>
          <table:table-cell office:value-type="date" office:date-value="0104-11-17" calcext:value-type="date">
            <text:p>0104-11-18</text:p>
          </table:table-cell>
        </table:table-row>
        <table:table-row table:style-name="ro2">
          <table:table-cell/>
          <table:table-cell office:value-type="string" calcext:value-type="string">
            <text:p>康禾保全股份有限公司（代表人：陳鐵肩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59791號</text:p>
          </table:table-cell>
          <table:table-cell office:value-type="date" office:date-value="0104-11-17" calcext:value-type="date">
            <text:p>0104-11-18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集野有限公司（代表人：丁惠雅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5771號</text:p>
          </table:table-cell>
          <table:table-cell office:value-type="date" office:date-value="0104-11-17" calcext:value-type="date">
            <text:p>0104-11-18</text:p>
          </table:table-cell>
        </table:table-row>
        <table:table-row table:style-name="ro2">
          <table:table-cell/>
          <table:table-cell office:value-type="string" calcext:value-type="string">
            <text:p>集野有限公司（代表人：丁惠雅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57711號</text:p>
          </table:table-cell>
          <table:table-cell office:value-type="date" office:date-value="0104-11-17" calcext:value-type="date">
            <text:p>0104-11-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亞東保全股份有限公司（代表人：許啟正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5768號</text:p>
          </table:table-cell>
          <table:table-cell office:value-type="date" office:date-value="0104-11-17" calcext:value-type="date">
            <text:p>0104-11-18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亞東物業管理服務有限公司（代表人：葉紹芬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5769號</text:p>
          </table:table-cell>
          <table:table-cell office:value-type="date" office:date-value="0104-11-17" calcext:value-type="date">
            <text:p>0104-11-18</text:p>
          </table:table-cell>
        </table:table-row>
        <table:table-row table:style-name="ro2">
          <table:table-cell/>
          <table:table-cell office:value-type="string" calcext:value-type="string">
            <text:p>亞東物業管理服務有限公司（代表人：葉紹芬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57691號</text:p>
          </table:table-cell>
          <table:table-cell office:value-type="date" office:date-value="0104-11-17" calcext:value-type="date">
            <text:p>0104-11-18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程書專(即勝億牙體技術所)</text:p>
          </table:table-cell>
          <table:table-cell office:value-type="string" calcext:value-type="string">
            <text:p>勞動基準法第23條第2項</text:p>
          </table:table-cell>
          <table:table-cell office:value-type="string" calcext:value-type="string">
            <text:p>未依規定置備工資清冊</text:p>
          </table:table-cell>
          <table:table-cell office:value-type="string" calcext:value-type="string">
            <text:p>新北府勞檢字第1043075999號</text:p>
          </table:table-cell>
          <table:table-cell office:value-type="date" office:date-value="0104-11-17" calcext:value-type="date">
            <text:p>0104-11-18</text:p>
          </table:table-cell>
        </table:table-row>
        <table:table-row table:style-name="ro2">
          <table:table-cell/>
          <table:table-cell office:value-type="string" calcext:value-type="string">
            <text:p>程書專(即勝億牙體技術所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59991號</text:p>
          </table:table-cell>
          <table:table-cell office:value-type="date" office:date-value="0104-11-17" calcext:value-type="date">
            <text:p>0104-11-18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康柏思有限公司（代表人：簡兆佑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6154號</text:p>
          </table:table-cell>
          <table:table-cell office:value-type="date" office:date-value="0104-11-17" calcext:value-type="date">
            <text:p>0104-11-18</text:p>
          </table:table-cell>
        </table:table-row>
        <table:table-row table:style-name="ro2">
          <table:table-cell/>
          <table:table-cell office:value-type="string" calcext:value-type="string">
            <text:p>康柏思有限公司（代表人：簡兆佑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61541號</text:p>
          </table:table-cell>
          <table:table-cell office:value-type="date" office:date-value="0104-11-17" calcext:value-type="date">
            <text:p>0104-11-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永記造漆工業股份有限公司（代表人：沈鴻烈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6182號</text:p>
          </table:table-cell>
          <table:table-cell office:value-type="date" office:date-value="0104-11-18" calcext:value-type="date">
            <text:p>0104-11-19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喬大彈簧股份有限公司（代表人：洪靜儀）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76191號</text:p>
          </table:table-cell>
          <table:table-cell office:value-type="date" office:date-value="0104-11-18" calcext:value-type="date">
            <text:p>0104-11-19</text:p>
          </table:table-cell>
        </table:table-row>
        <table:table-row table:style-name="ro2">
          <table:table-cell/>
          <table:table-cell office:value-type="string" calcext:value-type="string">
            <text:p>喬大彈簧股份有限公司（代表人：洪靜儀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61911號</text:p>
          </table:table-cell>
          <table:table-cell office:value-type="date" office:date-value="0104-11-18" calcext:value-type="date">
            <text:p>0104-11-19</text:p>
          </table:table-cell>
        </table:table-row>
        <table:table-row table:style-name="ro2">
          <table:table-cell/>
          <table:table-cell office:value-type="string" calcext:value-type="string">
            <text:p>喬大彈簧股份有限公司（代表人：洪靜儀）</text:p>
          </table:table-cell>
          <table:table-cell office:value-type="string" calcext:value-type="string">
            <text:p>勞動基準法第43條</text:p>
          </table:table-cell>
          <table:table-cell office:value-type="string" calcext:value-type="string">
            <text:p>請假期間未依規定給予工資</text:p>
          </table:table-cell>
          <table:table-cell office:value-type="string" calcext:value-type="string">
            <text:p>新北府勞檢字第10430761912號</text:p>
          </table:table-cell>
          <table:table-cell office:value-type="date" office:date-value="0104-11-18" calcext:value-type="date">
            <text:p>0104-11-19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建鴻工業有限公司（代表人：陳武煉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6295號</text:p>
          </table:table-cell>
          <table:table-cell office:value-type="date" office:date-value="0104-11-18" calcext:value-type="date">
            <text:p>0104-11-19</text:p>
          </table:table-cell>
        </table:table-row>
        <table:table-row table:style-name="ro2">
          <table:table-cell/>
          <table:table-cell office:value-type="string" calcext:value-type="string">
            <text:p>建鴻工業有限公司（代表人：陳武煉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62951號</text:p>
          </table:table-cell>
          <table:table-cell office:value-type="date" office:date-value="0104-11-18" calcext:value-type="date">
            <text:p>0104-11-19</text:p>
          </table:table-cell>
        </table:table-row>
        <table:table-row table:style-name="ro2">
          <table:table-cell/>
          <table:table-cell office:value-type="string" calcext:value-type="string">
            <text:p>建鴻工業有限公司（代表人：陳武煉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62952號</text:p>
          </table:table-cell>
          <table:table-cell office:value-type="date" office:date-value="0104-11-18" calcext:value-type="date">
            <text:p>0104-11-19</text:p>
          </table:table-cell>
        </table:table-row>
        <table:table-row table:style-name="ro2">
          <table:table-cell/>
          <table:table-cell office:value-type="string" calcext:value-type="string">
            <text:p>建鴻工業有限公司（代表人：陳武煉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62953號</text:p>
          </table:table-cell>
          <table:table-cell office:value-type="date" office:date-value="0104-11-18" calcext:value-type="date">
            <text:p>0104-11-1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世佑電機有限公司（代表人：傅秋竹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6299號</text:p>
          </table:table-cell>
          <table:table-cell office:value-type="date" office:date-value="0104-11-18" calcext:value-type="date">
            <text:p>0104-11-1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高藝廣告有限公司（代表人：趙文松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6313號</text:p>
          </table:table-cell>
          <table:table-cell office:value-type="date" office:date-value="0104-11-18" calcext:value-type="date">
            <text:p>0104-11-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糧驛實業有限公司（代表人：鄭漢堂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5922號</text:p>
          </table:table-cell>
          <table:table-cell office:value-type="date" office:date-value="0104-11-18" calcext:value-type="date">
            <text:p>0104-11-1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勞朋企業有限公司（代表人：簡惠美）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76542號</text:p>
          </table:table-cell>
          <table:table-cell office:value-type="date" office:date-value="0104-11-18" calcext:value-type="date">
            <text:p>0104-11-19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楊信鴻(即超級達可茶飲三重店)</text:p>
          </table:table-cell>
          <table:table-cell office:value-type="string" calcext:value-type="string">
            <text:p>勞動基準法第21條第1項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新北府勞檢字第1043075921號</text:p>
          </table:table-cell>
          <table:table-cell office:value-type="date" office:date-value="0104-11-18" calcext:value-type="date">
            <text:p>0104-11-19</text:p>
          </table:table-cell>
        </table:table-row>
        <table:table-row table:style-name="ro2">
          <table:table-cell/>
          <table:table-cell office:value-type="string" calcext:value-type="string">
            <text:p>楊信鴻(即超級達可茶飲三重店)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59211號</text:p>
          </table:table-cell>
          <table:table-cell office:value-type="date" office:date-value="0104-11-18" calcext:value-type="date">
            <text:p>0104-11-1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百泰齊股份有限公司（代表人：簡世宏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6392號</text:p>
          </table:table-cell>
          <table:table-cell office:value-type="date" office:date-value="0104-11-18" calcext:value-type="date">
            <text:p>0104-11-1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潔新洗衣事業有限公司（代表人：張朝閔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6096號</text:p>
          </table:table-cell>
          <table:table-cell office:value-type="date" office:date-value="0104-11-19" calcext:value-type="date">
            <text:p>0104-11-20</text:p>
          </table:table-cell>
        </table:table-row>
        <table:table-row table:style-name="ro2">
          <table:table-cell/>
          <table:table-cell office:value-type="string" calcext:value-type="string">
            <text:p>潔新洗衣事業有限公司（代表人：張朝閔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60961號</text:p>
          </table:table-cell>
          <table:table-cell office:value-type="date" office:date-value="0104-11-19" calcext:value-type="date">
            <text:p>0104-11-20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先鋒模型設計股份有限公司（代表人：謝振盛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6257號</text:p>
          </table:table-cell>
          <table:table-cell office:value-type="date" office:date-value="0104-11-19" calcext:value-type="date">
            <text:p>0104-11-20</text:p>
          </table:table-cell>
        </table:table-row>
        <table:table-row table:style-name="ro2">
          <table:table-cell/>
          <table:table-cell office:value-type="string" calcext:value-type="string">
            <text:p>先鋒模型設計股份有限公司（代表人：謝振盛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62571號</text:p>
          </table:table-cell>
          <table:table-cell office:value-type="date" office:date-value="0104-11-19" calcext:value-type="date">
            <text:p>0104-11-20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清豐實業有限公司（代表人：陳秋汀）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76259號</text:p>
          </table:table-cell>
          <table:table-cell office:value-type="date" office:date-value="0104-11-19" calcext:value-type="date">
            <text:p>0104-11-20</text:p>
          </table:table-cell>
        </table:table-row>
        <table:table-row table:style-name="ro2">
          <table:table-cell/>
          <table:table-cell office:value-type="string" calcext:value-type="string">
            <text:p>清豐實業有限公司（代表人：陳秋汀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62591號</text:p>
          </table:table-cell>
          <table:table-cell office:value-type="date" office:date-value="0104-11-19" calcext:value-type="date">
            <text:p>0104-11-2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新視界生活科技有限公司（代表人：楊秋鴻）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76697號</text:p>
          </table:table-cell>
          <table:table-cell office:value-type="date" office:date-value="0104-11-19" calcext:value-type="date">
            <text:p>0104-11-2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張慧淳(即健又美企業社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6414號</text:p>
          </table:table-cell>
          <table:table-cell office:value-type="date" office:date-value="0104-11-19" calcext:value-type="date">
            <text:p>0104-11-2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大威噴砂機械有限公司（代表人：於鳳蘭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6408號</text:p>
          </table:table-cell>
          <table:table-cell office:value-type="date" office:date-value="0104-11-19" calcext:value-type="date">
            <text:p>0104-11-2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柏捷企業有限公司（代表人：吳文環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6642號</text:p>
          </table:table-cell>
          <table:table-cell office:value-type="date" office:date-value="0104-11-19" calcext:value-type="date">
            <text:p>0104-11-20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基隆汽車客運股份有限公司（代表人：呂奇峰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60871號</text:p>
          </table:table-cell>
          <table:table-cell office:value-type="date" office:date-value="0104-11-19" calcext:value-type="date">
            <text:p>0104-11-20</text:p>
          </table:table-cell>
        </table:table-row>
        <table:table-row table:style-name="ro2">
          <table:table-cell/>
          <table:table-cell office:value-type="string" calcext:value-type="string">
            <text:p>基隆汽車客運股份有限公司（代表人：呂奇峰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60872號</text:p>
          </table:table-cell>
          <table:table-cell office:value-type="date" office:date-value="0104-11-19" calcext:value-type="date">
            <text:p>0104-11-20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新屋力懋鋁業股份有限公司（代表人：周克賢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6082號</text:p>
          </table:table-cell>
          <table:table-cell office:value-type="date" office:date-value="0104-11-19" calcext:value-type="date">
            <text:p>0104-11-20</text:p>
          </table:table-cell>
        </table:table-row>
        <table:table-row table:style-name="ro2">
          <table:table-cell/>
          <table:table-cell office:value-type="string" calcext:value-type="string">
            <text:p>新屋力懋鋁業股份有限公司（代表人：周克賢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60821號</text:p>
          </table:table-cell>
          <table:table-cell office:value-type="date" office:date-value="0104-11-19" calcext:value-type="date">
            <text:p>0104-11-2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陳雍元(即華姿髮型名店)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43076415號</text:p>
          </table:table-cell>
          <table:table-cell office:value-type="date" office:date-value="0104-11-22" calcext:value-type="date">
            <text:p>0104-11-2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野柳渡假村股份有限公司（代表人：侯尊中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6308號</text:p>
          </table:table-cell>
          <table:table-cell office:value-type="date" office:date-value="0104-11-22" calcext:value-type="date">
            <text:p>0104-11-23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國廣機械工程有限公司（代表人：鄭愛華）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76246號</text:p>
          </table:table-cell>
          <table:table-cell office:value-type="date" office:date-value="0104-11-22" calcext:value-type="date">
            <text:p>0104-11-23</text:p>
          </table:table-cell>
        </table:table-row>
        <table:table-row table:style-name="ro2">
          <table:table-cell/>
          <table:table-cell office:value-type="string" calcext:value-type="string">
            <text:p>國廣機械工程有限公司（代表人：鄭愛華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62461號</text:p>
          </table:table-cell>
          <table:table-cell office:value-type="date" office:date-value="0104-11-22" calcext:value-type="date">
            <text:p>0104-11-2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銘仁國際開發有限公司（代表人：廖大新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6411號</text:p>
          </table:table-cell>
          <table:table-cell office:value-type="date" office:date-value="0104-11-22" calcext:value-type="date">
            <text:p>0104-11-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華辰影像科技股份有限公司（代表人：陳錫麟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6742號</text:p>
          </table:table-cell>
          <table:table-cell office:value-type="date" office:date-value="0104-11-22" calcext:value-type="date">
            <text:p>0104-11-2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優世環境有限公司（代表人：林信良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66741號</text:p>
          </table:table-cell>
          <table:table-cell office:value-type="date" office:date-value="0104-11-22" calcext:value-type="date">
            <text:p>0104-11-2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段子貢(即安利實業社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6412號</text:p>
          </table:table-cell>
          <table:table-cell office:value-type="date" office:date-value="0104-11-22" calcext:value-type="date">
            <text:p>0104-11-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台欣國際股份有限公司（代表人：杜漢忠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6409號</text:p>
          </table:table-cell>
          <table:table-cell office:value-type="date" office:date-value="0104-11-22" calcext:value-type="date">
            <text:p>0104-11-23</text:p>
          </table:table-cell>
        </table:table-row>
        <table:table-row table:style-name="ro1">
          <table:table-cell/>
          <table:table-cell office:value-type="string" calcext:value-type="string">
            <text:p>台欣國際股份有限公司（代表人：杜漢忠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6409號</text:p>
          </table:table-cell>
          <table:table-cell office:value-type="date" office:date-value="0104-11-22" calcext:value-type="date">
            <text:p>0104-11-2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雅譽企業有限公司（代表人：梁哲榕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6572號</text:p>
          </table:table-cell>
          <table:table-cell office:value-type="date" office:date-value="0104-11-23" calcext:value-type="date">
            <text:p>0104-11-2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艾波索烘焙有限公司（代表人：鄭維浩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6933號</text:p>
          </table:table-cell>
          <table:table-cell office:value-type="date" office:date-value="0104-11-23" calcext:value-type="date">
            <text:p>0104-11-2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豐盈創意有限公司（代表人：黃濬珅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6917號</text:p>
          </table:table-cell>
          <table:table-cell office:value-type="date" office:date-value="0104-11-23" calcext:value-type="date">
            <text:p>0104-11-2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張慧淳(即鑽石永和體育用品社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6413號</text:p>
          </table:table-cell>
          <table:table-cell office:value-type="date" office:date-value="0104-11-23" calcext:value-type="date">
            <text:p>0104-11-2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仕新人力資源管理顧問有限公司（代表人：張智凱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7013號</text:p>
          </table:table-cell>
          <table:table-cell office:value-type="date" office:date-value="0104-11-23" calcext:value-type="date">
            <text:p>0104-11-24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中南金記工業股份有限公司（代表人：朱清雄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7000號</text:p>
          </table:table-cell>
          <table:table-cell office:value-type="date" office:date-value="0104-11-23" calcext:value-type="date">
            <text:p>0104-11-24</text:p>
          </table:table-cell>
        </table:table-row>
        <table:table-row table:style-name="ro2">
          <table:table-cell/>
          <table:table-cell office:value-type="string" calcext:value-type="string">
            <text:p>中南金記工業股份有限公司（代表人：朱清雄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70001號</text:p>
          </table:table-cell>
          <table:table-cell office:value-type="date" office:date-value="0104-11-23" calcext:value-type="date">
            <text:p>0104-11-24</text:p>
          </table:table-cell>
        </table:table-row>
        <table:table-row table:style-name="ro2">
          <table:table-cell/>
          <table:table-cell office:value-type="string" calcext:value-type="string">
            <text:p>中南金記工業股份有限公司（代表人：朱清雄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70002號</text:p>
          </table:table-cell>
          <table:table-cell office:value-type="date" office:date-value="0104-11-23" calcext:value-type="date">
            <text:p>0104-11-24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走遍天下食品有限公司（代表人：林美妙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7054號</text:p>
          </table:table-cell>
          <table:table-cell office:value-type="date" office:date-value="0104-11-23" calcext:value-type="date">
            <text:p>0104-11-24</text:p>
          </table:table-cell>
        </table:table-row>
        <table:table-row table:style-name="ro2">
          <table:table-cell/>
          <table:table-cell office:value-type="string" calcext:value-type="string">
            <text:p>走遍天下食品有限公司（代表人：林美妙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70541號</text:p>
          </table:table-cell>
          <table:table-cell office:value-type="date" office:date-value="0104-11-23" calcext:value-type="date">
            <text:p>0104-11-2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家和有線電視股份有限公司（代表人：陳煥鵬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7061號</text:p>
          </table:table-cell>
          <table:table-cell office:value-type="date" office:date-value="0104-11-23" calcext:value-type="date">
            <text:p>0104-11-2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台灣進興機工企業有限公司（代表人：簡印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6690號</text:p>
          </table:table-cell>
          <table:table-cell office:value-type="date" office:date-value="0104-11-24" calcext:value-type="date">
            <text:p>0104-11-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富筑石材有限公司（代表人：陳豊蓮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7177號</text:p>
          </table:table-cell>
          <table:table-cell office:value-type="date" office:date-value="0104-11-24" calcext:value-type="date">
            <text:p>0104-11-25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皇廚餐飲股份有限公司（代表人：楊啟明）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76800號</text:p>
          </table:table-cell>
          <table:table-cell office:value-type="date" office:date-value="0104-11-24" calcext:value-type="date">
            <text:p>0104-11-25</text:p>
          </table:table-cell>
        </table:table-row>
        <table:table-row table:style-name="ro2">
          <table:table-cell/>
          <table:table-cell office:value-type="string" calcext:value-type="string">
            <text:p>皇廚餐飲股份有限公司（代表人：楊啟明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68001號</text:p>
          </table:table-cell>
          <table:table-cell office:value-type="date" office:date-value="0104-11-24" calcext:value-type="date">
            <text:p>0104-11-25</text:p>
          </table:table-cell>
        </table:table-row>
        <table:table-row table:style-name="ro1">
          <table:table-cell/>
          <table:table-cell office:value-type="string" calcext:value-type="string">
            <text:p>皇廚餐飲股份有限公司（代表人：楊啟明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68002號</text:p>
          </table:table-cell>
          <table:table-cell office:value-type="date" office:date-value="0104-11-24" calcext:value-type="date">
            <text:p>0104-11-25</text:p>
          </table:table-cell>
        </table:table-row>
        <table:table-row table:style-name="ro2">
          <table:table-cell/>
          <table:table-cell office:value-type="string" calcext:value-type="string">
            <text:p>皇廚餐飲股份有限公司（代表人：楊啟明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68003號</text:p>
          </table:table-cell>
          <table:table-cell office:value-type="date" office:date-value="0104-11-24" calcext:value-type="date">
            <text:p>0104-11-25</text:p>
          </table:table-cell>
        </table:table-row>
        <table:table-row table:style-name="ro2">
          <table:table-cell/>
          <table:table-cell office:value-type="string" calcext:value-type="string">
            <text:p>皇廚餐飲股份有限公司（代表人：楊啟明）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430768004號</text:p>
          </table:table-cell>
          <table:table-cell office:value-type="date" office:date-value="0104-11-24" calcext:value-type="date">
            <text:p>0104-11-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篁璞建設有限公司（代表人：黃智勇）</text:p>
          </table:table-cell>
          <table:table-cell office:value-type="string" calcext:value-type="string">
            <text:p>勞動基準法第9條第1項</text:p>
          </table:table-cell>
          <table:table-cell office:value-type="string" calcext:value-type="string">
            <text:p>違反規定訂定定期契約</text:p>
          </table:table-cell>
          <table:table-cell office:value-type="string" calcext:value-type="string">
            <text:p>新北府勞檢字第1043077077號</text:p>
          </table:table-cell>
          <table:table-cell office:value-type="date" office:date-value="0104-11-24" calcext:value-type="date">
            <text:p>0104-11-2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廖彩淑(即好客多水菓店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7186號</text:p>
          </table:table-cell>
          <table:table-cell office:value-type="date" office:date-value="0104-11-24" calcext:value-type="date">
            <text:p>0104-11-2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莊博仁(即捷大商行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6979號</text:p>
          </table:table-cell>
          <table:table-cell office:value-type="date" office:date-value="0104-11-25" calcext:value-type="date">
            <text:p>0104-11-26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吳錦璇(即馬上來食品行)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76803號</text:p>
          </table:table-cell>
          <table:table-cell office:value-type="date" office:date-value="0104-11-25" calcext:value-type="date">
            <text:p>0104-11-26</text:p>
          </table:table-cell>
        </table:table-row>
        <table:table-row table:style-name="ro2">
          <table:table-cell/>
          <table:table-cell office:value-type="string" calcext:value-type="string">
            <text:p>吳錦璇(即馬上來食品行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68031號</text:p>
          </table:table-cell>
          <table:table-cell office:value-type="date" office:date-value="0104-11-25" calcext:value-type="date">
            <text:p>0104-11-26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京華傢俱事業有限公司（代表人：洪菁陞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6802號</text:p>
          </table:table-cell>
          <table:table-cell office:value-type="date" office:date-value="0104-11-25" calcext:value-type="date">
            <text:p>0104-11-26</text:p>
          </table:table-cell>
        </table:table-row>
        <table:table-row table:style-name="ro2">
          <table:table-cell/>
          <table:table-cell office:value-type="string" calcext:value-type="string">
            <text:p>京華傢俱事業有限公司（代表人：洪菁陞）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430768021號</text:p>
          </table:table-cell>
          <table:table-cell office:value-type="date" office:date-value="0104-11-25" calcext:value-type="date">
            <text:p>0104-11-26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大中美國際保全股份有限公司（代表人：許任銘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7106號</text:p>
          </table:table-cell>
          <table:table-cell office:value-type="date" office:date-value="0104-11-25" calcext:value-type="date">
            <text:p>0104-11-26</text:p>
          </table:table-cell>
        </table:table-row>
        <table:table-row table:style-name="ro2">
          <table:table-cell/>
          <table:table-cell office:value-type="string" calcext:value-type="string">
            <text:p>大中美國際保全股份有限公司（代表人：許任銘）</text:p>
          </table:table-cell>
          <table:table-cell office:value-type="string" calcext:value-type="string">
            <text:p>勞動基準法第38條</text:p>
          </table:table-cell>
          <table:table-cell office:value-type="string" calcext:value-type="string">
            <text:p>未依規定給予特別休假</text:p>
          </table:table-cell>
          <table:table-cell office:value-type="string" calcext:value-type="string">
            <text:p>新北府勞檢字第10430771061號</text:p>
          </table:table-cell>
          <table:table-cell office:value-type="date" office:date-value="0104-11-25" calcext:value-type="date">
            <text:p>0104-11-26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裕品馨食品有限公司（代表人：江盛仁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7381號</text:p>
          </table:table-cell>
          <table:table-cell office:value-type="date" office:date-value="0104-11-25" calcext:value-type="date">
            <text:p>0104-11-26</text:p>
          </table:table-cell>
        </table:table-row>
        <table:table-row table:style-name="ro2">
          <table:table-cell/>
          <table:table-cell office:value-type="string" calcext:value-type="string">
            <text:p>裕品馨食品有限公司（代表人：江盛仁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73811號</text:p>
          </table:table-cell>
          <table:table-cell office:value-type="date" office:date-value="0104-11-25" calcext:value-type="date">
            <text:p>0104-11-2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合一紙業有限公司（代表人：陳金發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6799號</text:p>
          </table:table-cell>
          <table:table-cell office:value-type="date" office:date-value="0104-11-25" calcext:value-type="date">
            <text:p>0104-11-2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王綠環(即上海美容美髮材料工作室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7131號</text:p>
          </table:table-cell>
          <table:table-cell office:value-type="date" office:date-value="0104-11-25" calcext:value-type="date">
            <text:p>0104-11-2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御林保全股份有限公司（代表人：鄭晉祿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6804號</text:p>
          </table:table-cell>
          <table:table-cell office:value-type="date" office:date-value="0104-11-25" calcext:value-type="date">
            <text:p>0104-11-26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歐比特國際創意股份有限公司（代表人：蔡裕生）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76970號</text:p>
          </table:table-cell>
          <table:table-cell office:value-type="date" office:date-value="0104-11-25" calcext:value-type="date">
            <text:p>0104-11-26</text:p>
          </table:table-cell>
        </table:table-row>
        <table:table-row table:style-name="ro2">
          <table:table-cell/>
          <table:table-cell office:value-type="string" calcext:value-type="string">
            <text:p>歐比特國際創意股份有限公司（代表人：蔡裕生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69701號</text:p>
          </table:table-cell>
          <table:table-cell office:value-type="date" office:date-value="0104-11-25" calcext:value-type="date">
            <text:p>0104-11-26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鉅綸機械工業股份有限公司（代表人：徐秋麟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6801號</text:p>
          </table:table-cell>
          <table:table-cell office:value-type="date" office:date-value="0104-11-25" calcext:value-type="date">
            <text:p>0104-11-26</text:p>
          </table:table-cell>
        </table:table-row>
        <table:table-row table:style-name="ro2">
          <table:table-cell/>
          <table:table-cell office:value-type="string" calcext:value-type="string">
            <text:p>鉅綸機械工業股份有限公司（代表人：徐秋麟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68011號</text:p>
          </table:table-cell>
          <table:table-cell office:value-type="date" office:date-value="0104-11-25" calcext:value-type="date">
            <text:p>0104-11-26</text:p>
          </table:table-cell>
        </table:table-row>
        <table:table-row table:style-name="ro2">
          <table:table-cell/>
          <table:table-cell office:value-type="string" calcext:value-type="string">
            <text:p>鉅綸機械工業股份有限公司（代表人：徐秋麟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68012號</text:p>
          </table:table-cell>
          <table:table-cell office:value-type="date" office:date-value="0104-11-25" calcext:value-type="date">
            <text:p>0104-11-26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衛生福利部樂生療養院（代表人：賴慧貞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6925號</text:p>
          </table:table-cell>
          <table:table-cell office:value-type="date" office:date-value="0104-11-25" calcext:value-type="date">
            <text:p>0104-11-26</text:p>
          </table:table-cell>
        </table:table-row>
        <table:table-row table:style-name="ro2">
          <table:table-cell/>
          <table:table-cell office:value-type="string" calcext:value-type="string">
            <text:p>衛生福利部樂生療養院（代表人：賴慧貞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69251號</text:p>
          </table:table-cell>
          <table:table-cell office:value-type="date" office:date-value="0104-11-25" calcext:value-type="date">
            <text:p>0104-11-26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吳炎曉(即吃免驚清粥小菜店)</text:p>
          </table:table-cell>
          <table:table-cell office:value-type="string" calcext:value-type="string">
            <text:p>勞動基準法第23條第2項</text:p>
          </table:table-cell>
          <table:table-cell office:value-type="string" calcext:value-type="string">
            <text:p>未依規定置備工資清冊</text:p>
          </table:table-cell>
          <table:table-cell office:value-type="string" calcext:value-type="string">
            <text:p>新北府勞檢字第1043077200號</text:p>
          </table:table-cell>
          <table:table-cell office:value-type="date" office:date-value="0104-11-26" calcext:value-type="date">
            <text:p>0104-11-27</text:p>
          </table:table-cell>
        </table:table-row>
        <table:table-row table:style-name="ro2">
          <table:table-cell/>
          <table:table-cell office:value-type="string" calcext:value-type="string">
            <text:p>吳炎曉(即吃免驚清粥小菜店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72001號</text:p>
          </table:table-cell>
          <table:table-cell office:value-type="date" office:date-value="0104-11-26" calcext:value-type="date">
            <text:p>0104-11-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正陽保全股份有限公司（代表人：王金蓮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7129號</text:p>
          </table:table-cell>
          <table:table-cell office:value-type="date" office:date-value="0104-11-26" calcext:value-type="date">
            <text:p>0104-11-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威承貿易有限公司（代表人：蔡遷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7350號</text:p>
          </table:table-cell>
          <table:table-cell office:value-type="date" office:date-value="0104-11-26" calcext:value-type="date">
            <text:p>0104-11-27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莊福如(即良易商行)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7187號</text:p>
          </table:table-cell>
          <table:table-cell office:value-type="date" office:date-value="0104-11-26" calcext:value-type="date">
            <text:p>0104-11-27</text:p>
          </table:table-cell>
        </table:table-row>
        <table:table-row table:style-name="ro2">
          <table:table-cell/>
          <table:table-cell office:value-type="string" calcext:value-type="string">
            <text:p>莊福如(即良易商行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71871號</text:p>
          </table:table-cell>
          <table:table-cell office:value-type="date" office:date-value="0104-11-26" calcext:value-type="date">
            <text:p>0104-11-27</text:p>
          </table:table-cell>
        </table:table-row>
        <table:table-row table:style-name="ro2">
          <table:table-cell/>
          <table:table-cell office:value-type="string" calcext:value-type="string">
            <text:p>莊福如(即良易商行)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430771872號</text:p>
          </table:table-cell>
          <table:table-cell office:value-type="date" office:date-value="0104-11-26" calcext:value-type="date">
            <text:p>0104-11-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弘如企業有限公司（代表人：沈清榮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6977號</text:p>
          </table:table-cell>
          <table:table-cell office:value-type="date" office:date-value="0104-11-26" calcext:value-type="date">
            <text:p>0104-11-2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力元營造有限公司（代表人：張菊花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7132號</text:p>
          </table:table-cell>
          <table:table-cell office:value-type="date" office:date-value="0104-11-26" calcext:value-type="date">
            <text:p>0104-11-2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軍順食品有限公司（代表人：吳永茂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7485號</text:p>
          </table:table-cell>
          <table:table-cell office:value-type="date" office:date-value="0104-11-26" calcext:value-type="date">
            <text:p>0104-11-2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財團法人台灣省私立台灣盲人重建院（代表人：曾文雄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7479號</text:p>
          </table:table-cell>
          <table:table-cell office:value-type="date" office:date-value="0104-11-26" calcext:value-type="date">
            <text:p>0104-11-2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花旗(臺灣)商業銀行股份有限公司（代表人：管國霖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7274號</text:p>
          </table:table-cell>
          <table:table-cell office:value-type="date" office:date-value="0104-11-26" calcext:value-type="date">
            <text:p>0104-11-2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精陞工程有限公司（代表人：洪劍月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7661號</text:p>
          </table:table-cell>
          <table:table-cell office:value-type="date" office:date-value="0104-11-26" calcext:value-type="date">
            <text:p>0104-11-2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松盛營造有限公司（代表人：曾國瑋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7133號</text:p>
          </table:table-cell>
          <table:table-cell office:value-type="date" office:date-value="0104-11-26" calcext:value-type="date">
            <text:p>0104-11-2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手信坊有限公司（代表人：溫錦儀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7663號</text:p>
          </table:table-cell>
          <table:table-cell office:value-type="date" office:date-value="0104-11-26" calcext:value-type="date">
            <text:p>0104-11-2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李文欽(即裕祥實業社)</text:p>
          </table:table-cell>
          <table:table-cell office:value-type="string" calcext:value-type="string">
            <text:p>勞動基準法第21條第1項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新北府勞檢字第1043076981號</text:p>
          </table:table-cell>
          <table:table-cell office:value-type="date" office:date-value="0104-11-26" calcext:value-type="date">
            <text:p>0104-11-27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金歐有限公司（代表人：歐永國）</text:p>
          </table:table-cell>
          <table:table-cell office:value-type="string" calcext:value-type="string">
            <text:p>勞動基準法第21條第1項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新北府勞檢字第1043076978號</text:p>
          </table:table-cell>
          <table:table-cell office:value-type="date" office:date-value="0104-11-26" calcext:value-type="date">
            <text:p>0104-11-27</text:p>
          </table:table-cell>
        </table:table-row>
        <table:table-row table:style-name="ro2">
          <table:table-cell/>
          <table:table-cell office:value-type="string" calcext:value-type="string">
            <text:p>金歐有限公司（代表人：歐永國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69781號</text:p>
          </table:table-cell>
          <table:table-cell office:value-type="date" office:date-value="0104-11-26" calcext:value-type="date">
            <text:p>0104-11-2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定洋實業股份有限公司（代表人：張乙云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7246號</text:p>
          </table:table-cell>
          <table:table-cell office:value-type="date" office:date-value="0104-11-29" calcext:value-type="date">
            <text:p>0104-11-30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台盟電子股份有限公司（代表人：林道藩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7276號</text:p>
          </table:table-cell>
          <table:table-cell office:value-type="date" office:date-value="0104-11-29" calcext:value-type="date">
            <text:p>0104-11-30</text:p>
          </table:table-cell>
        </table:table-row>
        <table:table-row table:style-name="ro2">
          <table:table-cell/>
          <table:table-cell office:value-type="string" calcext:value-type="string">
            <text:p>台盟電子股份有限公司（代表人：林道藩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72761號</text:p>
          </table:table-cell>
          <table:table-cell office:value-type="date" office:date-value="0104-11-29" calcext:value-type="date">
            <text:p>0104-11-30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慶豐保全股份有限公司（代表人：陳勇志）</text:p>
          </table:table-cell>
          <table:table-cell office:value-type="string" calcext:value-type="string">
            <text:p>勞動基準法第21條第1項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新北府勞檢字第1043077635號</text:p>
          </table:table-cell>
          <table:table-cell office:value-type="date" office:date-value="0104-11-29" calcext:value-type="date">
            <text:p>0104-11-30</text:p>
          </table:table-cell>
        </table:table-row>
        <table:table-row table:style-name="ro2">
          <table:table-cell/>
          <table:table-cell office:value-type="string" calcext:value-type="string">
            <text:p>慶豐保全股份有限公司（代表人：陳勇志）</text:p>
          </table:table-cell>
          <table:table-cell office:value-type="string" calcext:value-type="string">
            <text:p>勞動基準法第23條第1項</text:p>
          </table:table-cell>
          <table:table-cell office:value-type="string" calcext:value-type="string">
            <text:p>工資未定期給付勞工</text:p>
          </table:table-cell>
          <table:table-cell office:value-type="string" calcext:value-type="string">
            <text:p>新北府勞檢字第10430776351號</text:p>
          </table:table-cell>
          <table:table-cell office:value-type="date" office:date-value="0104-11-29" calcext:value-type="date">
            <text:p>0104-11-3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台灣村田板金企業有限公司（代表人：王再安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7473號</text:p>
          </table:table-cell>
          <table:table-cell office:value-type="date" office:date-value="0104-11-29" calcext:value-type="date">
            <text:p>0104-11-30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荻固工程股份有限公司（代表人：劉學文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71381號</text:p>
          </table:table-cell>
          <table:table-cell office:value-type="date" office:date-value="0104-11-29" calcext:value-type="date">
            <text:p>0104-11-30</text:p>
          </table:table-cell>
        </table:table-row>
        <table:table-row table:style-name="ro2">
          <table:table-cell/>
          <table:table-cell office:value-type="string" calcext:value-type="string">
            <text:p>荻固工程股份有限公司（代表人：劉學文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71382號</text:p>
          </table:table-cell>
          <table:table-cell office:value-type="date" office:date-value="0104-11-29" calcext:value-type="date">
            <text:p>0104-11-3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洪小惠(即倖萱企業社)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7184號</text:p>
          </table:table-cell>
          <table:table-cell office:value-type="date" office:date-value="0104-11-29" calcext:value-type="date">
            <text:p>0104-11-3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福連起重工程有限公司（代表人：陳正理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7684號</text:p>
          </table:table-cell>
          <table:table-cell office:value-type="date" office:date-value="0104-11-29" calcext:value-type="date">
            <text:p>0104-11-3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陳家滿(即丰瑄商行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7705號</text:p>
          </table:table-cell>
          <table:table-cell office:value-type="date" office:date-value="0104-11-29" calcext:value-type="date">
            <text:p>0104-11-30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千鎂企業股份有限公司（代表人：李慶坤）</text:p>
          </table:table-cell>
          <table:table-cell office:value-type="string" calcext:value-type="string">
            <text:p>勞動基準法第21條第1項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新北府勞檢字第1043077665號</text:p>
          </table:table-cell>
          <table:table-cell office:value-type="date" office:date-value="0104-11-29" calcext:value-type="date">
            <text:p>0104-11-30</text:p>
          </table:table-cell>
        </table:table-row>
        <table:table-row table:style-name="ro2">
          <table:table-cell/>
          <table:table-cell office:value-type="string" calcext:value-type="string">
            <text:p>千鎂企業股份有限公司（代表人：李慶坤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76651號</text:p>
          </table:table-cell>
          <table:table-cell office:value-type="date" office:date-value="0104-11-29" calcext:value-type="date">
            <text:p>0104-11-3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元億冷凍食品有限公司（代表人：胡銘南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72771號</text:p>
          </table:table-cell>
          <table:table-cell office:value-type="date" office:date-value="0104-11-29" calcext:value-type="date">
            <text:p>0104-11-3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優世環境有限公司（代表人：林信良）</text:p>
          </table:table-cell>
          <table:table-cell office:value-type="string" calcext:value-type="string">
            <text:p>勞動基準法第16條</text:p>
          </table:table-cell>
          <table:table-cell office:value-type="string" calcext:value-type="string">
            <text:p>未給付預告期間工資</text:p>
          </table:table-cell>
          <table:table-cell office:value-type="string" calcext:value-type="string">
            <text:p>新北府勞檢字第1043077185號</text:p>
          </table:table-cell>
          <table:table-cell office:value-type="date" office:date-value="0104-11-29" calcext:value-type="date">
            <text:p>0104-11-3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得勝旺有限公司（代表人：高瑋明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7390號</text:p>
          </table:table-cell>
          <table:table-cell office:value-type="date" office:date-value="0104-11-30" calcext:value-type="date">
            <text:p>0104-12-01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美商新秀麗太平洋有限公司（代表人：林福平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7662號</text:p>
          </table:table-cell>
          <table:table-cell office:value-type="date" office:date-value="0104-11-30" calcext:value-type="date">
            <text:p>0104-12-01</text:p>
          </table:table-cell>
        </table:table-row>
        <table:table-row table:style-name="ro2">
          <table:table-cell/>
          <table:table-cell office:value-type="string" calcext:value-type="string">
            <text:p>美商新秀麗太平洋有限公司（代表人：林福平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76621號</text:p>
          </table:table-cell>
          <table:table-cell office:value-type="date" office:date-value="0104-11-30" calcext:value-type="date">
            <text:p>0104-12-0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淡水河廣播事業股份有限公司（代表人：林朝清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7743號</text:p>
          </table:table-cell>
          <table:table-cell office:value-type="date" office:date-value="0104-11-30" calcext:value-type="date">
            <text:p>0104-12-0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本昭興業股份有限公司（代表人：陳明玉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7275號</text:p>
          </table:table-cell>
          <table:table-cell office:value-type="date" office:date-value="0104-11-30" calcext:value-type="date">
            <text:p>0104-12-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台灣金歌蘭股份有限公司（代表人：戴專文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7333號</text:p>
          </table:table-cell>
          <table:table-cell office:value-type="date" office:date-value="0104-11-30" calcext:value-type="date">
            <text:p>0104-12-0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三麟彩色印刷股份有限公司（代表人：楊登貴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7797號</text:p>
          </table:table-cell>
          <table:table-cell office:value-type="date" office:date-value="0104-12-01" calcext:value-type="date">
            <text:p>0104-12-0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力林國際有限公司（代表人：楊美雲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7569號</text:p>
          </table:table-cell>
          <table:table-cell office:value-type="date" office:date-value="0104-12-01" calcext:value-type="date">
            <text:p>0104-12-0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金色年代旅店股份有限公司（代表人：劉鴻恩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7611號</text:p>
          </table:table-cell>
          <table:table-cell office:value-type="date" office:date-value="0104-12-01" calcext:value-type="date">
            <text:p>0104-12-0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福圓號食品有限公司（代表人：賈復華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7947號</text:p>
          </table:table-cell>
          <table:table-cell office:value-type="date" office:date-value="0104-12-01" calcext:value-type="date">
            <text:p>0104-12-0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日進電線股份有限公司（代表人：趙晟彬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7862號</text:p>
          </table:table-cell>
          <table:table-cell office:value-type="date" office:date-value="0104-12-01" calcext:value-type="date">
            <text:p>0104-12-02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小南門食品有限公司（代表人：張秋仁）</text:p>
          </table:table-cell>
          <table:table-cell office:value-type="string" calcext:value-type="string">
            <text:p>勞動基準法第21條第1項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新北府勞檢字第1043077864號</text:p>
          </table:table-cell>
          <table:table-cell office:value-type="date" office:date-value="0104-12-01" calcext:value-type="date">
            <text:p>0104-12-02</text:p>
          </table:table-cell>
        </table:table-row>
        <table:table-row table:style-name="ro2">
          <table:table-cell/>
          <table:table-cell office:value-type="string" calcext:value-type="string">
            <text:p>小南門食品有限公司（代表人：張秋仁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78641號</text:p>
          </table:table-cell>
          <table:table-cell office:value-type="date" office:date-value="0104-12-01" calcext:value-type="date">
            <text:p>0104-12-02</text:p>
          </table:table-cell>
        </table:table-row>
        <table:table-row table:style-name="ro2">
          <table:table-cell/>
          <table:table-cell office:value-type="string" calcext:value-type="string">
            <text:p>小南門食品有限公司（代表人：張秋仁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78642號</text:p>
          </table:table-cell>
          <table:table-cell office:value-type="date" office:date-value="0104-12-01" calcext:value-type="date">
            <text:p>0104-12-02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桂胖手感烘培有限公司（代表人：林子雯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7909號</text:p>
          </table:table-cell>
          <table:table-cell office:value-type="date" office:date-value="0104-12-01" calcext:value-type="date">
            <text:p>0104-12-02</text:p>
          </table:table-cell>
        </table:table-row>
        <table:table-row table:style-name="ro2">
          <table:table-cell/>
          <table:table-cell office:value-type="string" calcext:value-type="string">
            <text:p>桂胖手感烘培有限公司（代表人：林子雯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79091號</text:p>
          </table:table-cell>
          <table:table-cell office:value-type="date" office:date-value="0104-12-01" calcext:value-type="date">
            <text:p>0104-12-02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舒麥爾食品有限公司（代表人：李榮鏗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7781號</text:p>
          </table:table-cell>
          <table:table-cell office:value-type="date" office:date-value="0104-12-01" calcext:value-type="date">
            <text:p>0104-12-02</text:p>
          </table:table-cell>
        </table:table-row>
        <table:table-row table:style-name="ro2">
          <table:table-cell/>
          <table:table-cell office:value-type="string" calcext:value-type="string">
            <text:p>舒麥爾食品有限公司（代表人：李榮鏗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77811號</text:p>
          </table:table-cell>
          <table:table-cell office:value-type="date" office:date-value="0104-12-01" calcext:value-type="date">
            <text:p>0104-12-02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京凌電子股份有限公司（代表人：林銜錄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7471號</text:p>
          </table:table-cell>
          <table:table-cell office:value-type="date" office:date-value="0104-12-01" calcext:value-type="date">
            <text:p>0104-12-02</text:p>
          </table:table-cell>
        </table:table-row>
        <table:table-row table:style-name="ro2">
          <table:table-cell/>
          <table:table-cell office:value-type="string" calcext:value-type="string">
            <text:p>京凌電子股份有限公司（代表人：林銜錄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74711號</text:p>
          </table:table-cell>
          <table:table-cell office:value-type="date" office:date-value="0104-12-01" calcext:value-type="date">
            <text:p>0104-12-02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東來服飾開發有限公司（代表人：洪秀女）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77474號</text:p>
          </table:table-cell>
          <table:table-cell office:value-type="date" office:date-value="0104-12-01" calcext:value-type="date">
            <text:p>0104-12-02</text:p>
          </table:table-cell>
        </table:table-row>
        <table:table-row table:style-name="ro2">
          <table:table-cell/>
          <table:table-cell office:value-type="string" calcext:value-type="string">
            <text:p>東來服飾開發有限公司（代表人：洪秀女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74741號</text:p>
          </table:table-cell>
          <table:table-cell office:value-type="date" office:date-value="0104-12-01" calcext:value-type="date">
            <text:p>0104-12-02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楊順竹(即宇全商行)</text:p>
          </table:table-cell>
          <table:table-cell office:value-type="string" calcext:value-type="string">
            <text:p>勞動基準法第23條第2項</text:p>
          </table:table-cell>
          <table:table-cell office:value-type="string" calcext:value-type="string">
            <text:p>未依規定置備工資清冊</text:p>
          </table:table-cell>
          <table:table-cell office:value-type="string" calcext:value-type="string">
            <text:p>新北府勞檢字第1043077610號</text:p>
          </table:table-cell>
          <table:table-cell office:value-type="date" office:date-value="0104-12-02" calcext:value-type="date">
            <text:p>0104-12-03</text:p>
          </table:table-cell>
        </table:table-row>
        <table:table-row table:style-name="ro2">
          <table:table-cell/>
          <table:table-cell office:value-type="string" calcext:value-type="string">
            <text:p>楊順竹(即宇全商行)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76101號</text:p>
          </table:table-cell>
          <table:table-cell office:value-type="date" office:date-value="0104-12-02" calcext:value-type="date">
            <text:p>0104-12-0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至尊通運有限公司（代表人：李秋蓮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7762號</text:p>
          </table:table-cell>
          <table:table-cell office:value-type="date" office:date-value="0104-12-03" calcext:value-type="date">
            <text:p>0104-12-04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光仁塑膠工業有限公司（代表人：吳光泰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7759號</text:p>
          </table:table-cell>
          <table:table-cell office:value-type="date" office:date-value="0104-12-03" calcext:value-type="date">
            <text:p>0104-12-04</text:p>
          </table:table-cell>
        </table:table-row>
        <table:table-row table:style-name="ro2">
          <table:table-cell/>
          <table:table-cell office:value-type="string" calcext:value-type="string">
            <text:p>光仁塑膠工業有限公司（代表人：吳光泰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77591號</text:p>
          </table:table-cell>
          <table:table-cell office:value-type="date" office:date-value="0104-12-03" calcext:value-type="date">
            <text:p>0104-12-04</text:p>
          </table:table-cell>
        </table:table-row>
        <table:table-row table:style-name="ro2">
          <table:table-cell/>
          <table:table-cell office:value-type="string" calcext:value-type="string">
            <text:p>光仁塑膠工業有限公司（代表人：吳光泰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77592號</text:p>
          </table:table-cell>
          <table:table-cell office:value-type="date" office:date-value="0104-12-03" calcext:value-type="date">
            <text:p>0104-12-04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李超程(即佳聯企業社)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8085號</text:p>
          </table:table-cell>
          <table:table-cell office:value-type="date" office:date-value="0104-12-03" calcext:value-type="date">
            <text:p>0104-12-04</text:p>
          </table:table-cell>
        </table:table-row>
        <table:table-row table:style-name="ro2">
          <table:table-cell/>
          <table:table-cell office:value-type="string" calcext:value-type="string">
            <text:p>李超程(即佳聯企業社)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430780851號</text:p>
          </table:table-cell>
          <table:table-cell office:value-type="date" office:date-value="0104-12-03" calcext:value-type="date">
            <text:p>0104-12-0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侑元有限公司（代表人：潘書嫺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7758號</text:p>
          </table:table-cell>
          <table:table-cell office:value-type="date" office:date-value="0104-12-03" calcext:value-type="date">
            <text:p>0104-12-0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燿華電子股份有限公司（代表人：張元銘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8117號</text:p>
          </table:table-cell>
          <table:table-cell office:value-type="date" office:date-value="0104-12-03" calcext:value-type="date">
            <text:p>0104-12-0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中立食品工業股份有限公司（代表人：何幸弘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8471號</text:p>
          </table:table-cell>
          <table:table-cell office:value-type="date" office:date-value="0104-12-03" calcext:value-type="date">
            <text:p>0104-12-0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福容大飯店股份有限公司（代表人：郭美珠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8271號</text:p>
          </table:table-cell>
          <table:table-cell office:value-type="date" office:date-value="0104-12-06" calcext:value-type="date">
            <text:p>0104-12-0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李雅琪(即冠陞飲料店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8432號</text:p>
          </table:table-cell>
          <table:table-cell office:value-type="date" office:date-value="0104-12-06" calcext:value-type="date">
            <text:p>0104-12-07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曹凌祥(即話題美髮店)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78079號</text:p>
          </table:table-cell>
          <table:table-cell office:value-type="date" office:date-value="0104-12-06" calcext:value-type="date">
            <text:p>0104-12-07</text:p>
          </table:table-cell>
        </table:table-row>
        <table:table-row table:style-name="ro2">
          <table:table-cell/>
          <table:table-cell office:value-type="string" calcext:value-type="string">
            <text:p>曹凌祥(即話題美髮店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80791號</text:p>
          </table:table-cell>
          <table:table-cell office:value-type="date" office:date-value="0104-12-06" calcext:value-type="date">
            <text:p>0104-12-0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婕勵股份有限公司（代表人：盧森美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8403號</text:p>
          </table:table-cell>
          <table:table-cell office:value-type="date" office:date-value="0104-12-06" calcext:value-type="date">
            <text:p>0104-12-0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廖煥祥(即震龍專業汽車美容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8647號</text:p>
          </table:table-cell>
          <table:table-cell office:value-type="date" office:date-value="0104-12-07" calcext:value-type="date">
            <text:p>0104-12-08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力菱機電事業股份有限公司（代表人：洪源鴻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8516號</text:p>
          </table:table-cell>
          <table:table-cell office:value-type="date" office:date-value="0104-12-07" calcext:value-type="date">
            <text:p>0104-12-08</text:p>
          </table:table-cell>
        </table:table-row>
        <table:table-row table:style-name="ro2">
          <table:table-cell/>
          <table:table-cell office:value-type="string" calcext:value-type="string">
            <text:p>力菱機電事業股份有限公司（代表人：洪源鴻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85161號</text:p>
          </table:table-cell>
          <table:table-cell office:value-type="date" office:date-value="0104-12-07" calcext:value-type="date">
            <text:p>0104-12-08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維宏食品有限公司（代表人：張庭豪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8256號</text:p>
          </table:table-cell>
          <table:table-cell office:value-type="date" office:date-value="0104-12-07" calcext:value-type="date">
            <text:p>0104-12-08</text:p>
          </table:table-cell>
        </table:table-row>
        <table:table-row table:style-name="ro1">
          <table:table-cell/>
          <table:table-cell office:value-type="string" calcext:value-type="string">
            <text:p>維宏食品有限公司（代表人：張庭豪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82561號</text:p>
          </table:table-cell>
          <table:table-cell office:value-type="date" office:date-value="0104-12-07" calcext:value-type="date">
            <text:p>0104-12-0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王姿儀(即金勇商行)</text:p>
          </table:table-cell>
          <table:table-cell office:value-type="string" calcext:value-type="string">
            <text:p>勞動基準法第21條第1項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新北府勞檢字第1043078694號</text:p>
          </table:table-cell>
          <table:table-cell office:value-type="date" office:date-value="0104-12-07" calcext:value-type="date">
            <text:p>0104-12-0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向尚工程有限公司（代表人：羅奕勛）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78649號</text:p>
          </table:table-cell>
          <table:table-cell office:value-type="date" office:date-value="0104-12-08" calcext:value-type="date">
            <text:p>0104-12-0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高轟企業股份有限公司（代表人：顏進富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8626號</text:p>
          </table:table-cell>
          <table:table-cell office:value-type="date" office:date-value="0104-12-08" calcext:value-type="date">
            <text:p>0104-12-0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泓碩企業股份有限公司（代表人：王堅倉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8629號</text:p>
          </table:table-cell>
          <table:table-cell office:value-type="date" office:date-value="0104-12-08" calcext:value-type="date">
            <text:p>0104-12-09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羅世偉(即德興診所)</text:p>
          </table:table-cell>
          <table:table-cell office:value-type="string" calcext:value-type="string">
            <text:p>勞動基準法第23條第2項</text:p>
          </table:table-cell>
          <table:table-cell office:value-type="string" calcext:value-type="string">
            <text:p>未依規定置備工資清冊</text:p>
          </table:table-cell>
          <table:table-cell office:value-type="string" calcext:value-type="string">
            <text:p>新北府勞檢字第1043078570號</text:p>
          </table:table-cell>
          <table:table-cell office:value-type="date" office:date-value="0104-12-08" calcext:value-type="date">
            <text:p>0104-12-09</text:p>
          </table:table-cell>
        </table:table-row>
        <table:table-row table:style-name="ro2">
          <table:table-cell/>
          <table:table-cell office:value-type="string" calcext:value-type="string">
            <text:p>羅世偉(即德興診所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85701號</text:p>
          </table:table-cell>
          <table:table-cell office:value-type="date" office:date-value="0104-12-08" calcext:value-type="date">
            <text:p>0104-12-09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有漢鋼模機械有限公司（代表人：謝秀貞）</text:p>
          </table:table-cell>
          <table:table-cell office:value-type="string" calcext:value-type="string">
            <text:p>勞動基準法第23條第2項</text:p>
          </table:table-cell>
          <table:table-cell office:value-type="string" calcext:value-type="string">
            <text:p>未依規定置備工資清冊</text:p>
          </table:table-cell>
          <table:table-cell office:value-type="string" calcext:value-type="string">
            <text:p>新北府勞檢字第1043078492號</text:p>
          </table:table-cell>
          <table:table-cell office:value-type="date" office:date-value="0104-12-08" calcext:value-type="date">
            <text:p>0104-12-09</text:p>
          </table:table-cell>
        </table:table-row>
        <table:table-row table:style-name="ro2">
          <table:table-cell/>
          <table:table-cell office:value-type="string" calcext:value-type="string">
            <text:p>有漢鋼模機械有限公司（代表人：謝秀貞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84921號</text:p>
          </table:table-cell>
          <table:table-cell office:value-type="date" office:date-value="0104-12-08" calcext:value-type="date">
            <text:p>0104-12-09</text:p>
          </table:table-cell>
        </table:table-row>
        <table:table-row table:style-name="ro2">
          <table:table-cell/>
          <table:table-cell office:value-type="string" calcext:value-type="string">
            <text:p>有漢鋼模機械有限公司（代表人：謝秀貞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84922號</text:p>
          </table:table-cell>
          <table:table-cell office:value-type="date" office:date-value="0104-12-08" calcext:value-type="date">
            <text:p>0104-12-0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盛和食品有限公司（代表人：陳亮均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8404號</text:p>
          </table:table-cell>
          <table:table-cell office:value-type="date" office:date-value="0104-12-08" calcext:value-type="date">
            <text:p>0104-12-09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錩鋼精密科技股份有限公司（代表人：張寶樹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8221號</text:p>
          </table:table-cell>
          <table:table-cell office:value-type="date" office:date-value="0104-12-08" calcext:value-type="date">
            <text:p>0104-12-09</text:p>
          </table:table-cell>
        </table:table-row>
        <table:table-row table:style-name="ro2">
          <table:table-cell/>
          <table:table-cell office:value-type="string" calcext:value-type="string">
            <text:p>錩鋼精密科技股份有限公司（代表人：張寶樹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82211號</text:p>
          </table:table-cell>
          <table:table-cell office:value-type="date" office:date-value="0104-12-08" calcext:value-type="date">
            <text:p>0104-12-0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兆鼎檢驗科技有限公司（代表人：邱芬芬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8399號</text:p>
          </table:table-cell>
          <table:table-cell office:value-type="date" office:date-value="0104-12-08" calcext:value-type="date">
            <text:p>0104-12-0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安石鋼管股份有限公司（代表人：侯阜利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8671號</text:p>
          </table:table-cell>
          <table:table-cell office:value-type="date" office:date-value="0104-12-09" calcext:value-type="date">
            <text:p>0104-12-10</text:p>
          </table:table-cell>
        </table:table-row>
        <table:table-row table:style-name="ro2">
          <table:table-cell/>
          <table:table-cell office:value-type="string" calcext:value-type="string">
            <text:p>安石鋼管股份有限公司（代表人：侯阜利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86711號</text:p>
          </table:table-cell>
          <table:table-cell office:value-type="date" office:date-value="0104-12-09" calcext:value-type="date">
            <text:p>0104-12-1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林貴花(即貝盛商行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8610號</text:p>
          </table:table-cell>
          <table:table-cell office:value-type="date" office:date-value="0104-12-09" calcext:value-type="date">
            <text:p>0104-12-1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阮玉龍(即龍欣商行)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430784301號</text:p>
          </table:table-cell>
          <table:table-cell office:value-type="date" office:date-value="0104-12-09" calcext:value-type="date">
            <text:p>0104-12-10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林源鑫(即源鑫商行)</text:p>
          </table:table-cell>
          <table:table-cell office:value-type="string" calcext:value-type="string">
            <text:p>勞動基準法第23條第2項</text:p>
          </table:table-cell>
          <table:table-cell office:value-type="string" calcext:value-type="string">
            <text:p>未依規定置備工資清冊</text:p>
          </table:table-cell>
          <table:table-cell office:value-type="string" calcext:value-type="string">
            <text:p>新北府勞檢字第1043078580號</text:p>
          </table:table-cell>
          <table:table-cell office:value-type="date" office:date-value="0104-12-09" calcext:value-type="date">
            <text:p>0104-12-10</text:p>
          </table:table-cell>
        </table:table-row>
        <table:table-row table:style-name="ro2">
          <table:table-cell/>
          <table:table-cell office:value-type="string" calcext:value-type="string">
            <text:p>林源鑫(即源鑫商行)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430785801號</text:p>
          </table:table-cell>
          <table:table-cell office:value-type="date" office:date-value="0104-12-09" calcext:value-type="date">
            <text:p>0104-12-10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全麗科技工程有限公司（代表人：施巧玲）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78402號</text:p>
          </table:table-cell>
          <table:table-cell office:value-type="date" office:date-value="0104-12-09" calcext:value-type="date">
            <text:p>0104-12-10</text:p>
          </table:table-cell>
        </table:table-row>
        <table:table-row table:style-name="ro2">
          <table:table-cell/>
          <table:table-cell office:value-type="string" calcext:value-type="string">
            <text:p>全麗科技工程有限公司（代表人：施巧玲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84021號</text:p>
          </table:table-cell>
          <table:table-cell office:value-type="date" office:date-value="0104-12-09" calcext:value-type="date">
            <text:p>0104-12-1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京城商業銀行股份有限公司（代表人：戴誠志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8607號</text:p>
          </table:table-cell>
          <table:table-cell office:value-type="date" office:date-value="0104-12-09" calcext:value-type="date">
            <text:p>0104-12-10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巨茂營造有限公司（代表人：陳亞仲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9082號</text:p>
          </table:table-cell>
          <table:table-cell office:value-type="date" office:date-value="0104-12-09" calcext:value-type="date">
            <text:p>0104-12-10</text:p>
          </table:table-cell>
        </table:table-row>
        <table:table-row table:style-name="ro2">
          <table:table-cell/>
          <table:table-cell office:value-type="string" calcext:value-type="string">
            <text:p>巨茂營造有限公司（代表人：陳亞仲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90821號</text:p>
          </table:table-cell>
          <table:table-cell office:value-type="date" office:date-value="0104-12-09" calcext:value-type="date">
            <text:p>0104-12-10</text:p>
          </table:table-cell>
        </table:table-row>
        <table:table-row table:style-name="ro2">
          <table:table-cell/>
          <table:table-cell office:value-type="string" calcext:value-type="string">
            <text:p>巨茂營造有限公司（代表人：陳亞仲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90822號</text:p>
          </table:table-cell>
          <table:table-cell office:value-type="date" office:date-value="0104-12-09" calcext:value-type="date">
            <text:p>0104-12-1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鍾鈞宇(即達鑫企業社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9155號</text:p>
          </table:table-cell>
          <table:table-cell office:value-type="date" office:date-value="0104-12-09" calcext:value-type="date">
            <text:p>0104-12-1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大豐有線電視股份有限公司（代表人：戴永輝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8608號</text:p>
          </table:table-cell>
          <table:table-cell office:value-type="date" office:date-value="0104-12-09" calcext:value-type="date">
            <text:p>0104-12-1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寶雅國際股份有限公司（代表人：陳建造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9169號</text:p>
          </table:table-cell>
          <table:table-cell office:value-type="date" office:date-value="0104-12-10" calcext:value-type="date">
            <text:p>0104-12-1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新輪工業有限公司（代表人：萬建宏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8693號</text:p>
          </table:table-cell>
          <table:table-cell office:value-type="date" office:date-value="0104-12-10" calcext:value-type="date">
            <text:p>0104-12-1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高莉麗(即祥豐商行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8934號</text:p>
          </table:table-cell>
          <table:table-cell office:value-type="date" office:date-value="0104-12-13" calcext:value-type="date">
            <text:p>0104-12-14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財團法人勵馨社會福利事業基金會（代表人：廖俊松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9321號</text:p>
          </table:table-cell>
          <table:table-cell office:value-type="date" office:date-value="0104-12-13" calcext:value-type="date">
            <text:p>0104-12-14</text:p>
          </table:table-cell>
        </table:table-row>
        <table:table-row table:style-name="ro2">
          <table:table-cell/>
          <table:table-cell office:value-type="string" calcext:value-type="string">
            <text:p>財團法人勵馨社會福利事業基金會（代表人：廖俊松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93211號</text:p>
          </table:table-cell>
          <table:table-cell office:value-type="date" office:date-value="0104-12-13" calcext:value-type="date">
            <text:p>0104-12-14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李鴻章(即威翰麵包工廠)</text:p>
          </table:table-cell>
          <table:table-cell office:value-type="string" calcext:value-type="string">
            <text:p>勞動基準法第23條第2項</text:p>
          </table:table-cell>
          <table:table-cell office:value-type="string" calcext:value-type="string">
            <text:p>未依規定置備工資清冊</text:p>
          </table:table-cell>
          <table:table-cell office:value-type="string" calcext:value-type="string">
            <text:p>新北府勞檢字第1043079176號</text:p>
          </table:table-cell>
          <table:table-cell office:value-type="date" office:date-value="0104-12-13" calcext:value-type="date">
            <text:p>0104-12-14</text:p>
          </table:table-cell>
        </table:table-row>
        <table:table-row table:style-name="ro2">
          <table:table-cell/>
          <table:table-cell office:value-type="string" calcext:value-type="string">
            <text:p>李鴻章(即威翰麵包工廠)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91761號</text:p>
          </table:table-cell>
          <table:table-cell office:value-type="date" office:date-value="0104-12-13" calcext:value-type="date">
            <text:p>0104-12-14</text:p>
          </table:table-cell>
        </table:table-row>
        <table:table-row table:style-name="ro2">
          <table:table-cell/>
          <table:table-cell office:value-type="string" calcext:value-type="string">
            <text:p>李鴻章(即威翰麵包工廠)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91762號</text:p>
          </table:table-cell>
          <table:table-cell office:value-type="date" office:date-value="0104-12-13" calcext:value-type="date">
            <text:p>0104-12-1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游舒晴(即萬爾福企業社)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92871號</text:p>
          </table:table-cell>
          <table:table-cell office:value-type="date" office:date-value="0104-12-13" calcext:value-type="date">
            <text:p>0104-12-1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王秉郁(即博安牙醫診所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9332號</text:p>
          </table:table-cell>
          <table:table-cell office:value-type="date" office:date-value="0104-12-13" calcext:value-type="date">
            <text:p>0104-12-1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華客通運有限公司（代表人：戴我宗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9310號</text:p>
          </table:table-cell>
          <table:table-cell office:value-type="date" office:date-value="0104-12-13" calcext:value-type="date">
            <text:p>0104-12-1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峰明機械有限公司（代表人：石國珍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9283號</text:p>
          </table:table-cell>
          <table:table-cell office:value-type="date" office:date-value="0104-12-13" calcext:value-type="date">
            <text:p>0104-12-14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柯志欽(即新象眼科診所)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9273號</text:p>
          </table:table-cell>
          <table:table-cell office:value-type="date" office:date-value="0104-12-14" calcext:value-type="date">
            <text:p>0104-12-15</text:p>
          </table:table-cell>
        </table:table-row>
        <table:table-row table:style-name="ro2">
          <table:table-cell/>
          <table:table-cell office:value-type="string" calcext:value-type="string">
            <text:p>柯志欽(即新象眼科診所)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92731號</text:p>
          </table:table-cell>
          <table:table-cell office:value-type="date" office:date-value="0104-12-14" calcext:value-type="date">
            <text:p>0104-12-15</text:p>
          </table:table-cell>
        </table:table-row>
        <table:table-row table:style-name="ro2">
          <table:table-cell/>
          <table:table-cell office:value-type="string" calcext:value-type="string">
            <text:p>柯志欽(即新象眼科診所)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430792732號</text:p>
          </table:table-cell>
          <table:table-cell office:value-type="date" office:date-value="0104-12-14" calcext:value-type="date">
            <text:p>0104-12-1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瑞星管理顧問股份有限公司（代表人：李家安）</text:p>
          </table:table-cell>
          <table:table-cell office:value-type="string" calcext:value-type="string">
            <text:p>勞動基準法第9條第1項</text:p>
          </table:table-cell>
          <table:table-cell office:value-type="string" calcext:value-type="string">
            <text:p>違反規定訂定定期契約</text:p>
          </table:table-cell>
          <table:table-cell office:value-type="string" calcext:value-type="string">
            <text:p>新北府勞檢字第1043078935號</text:p>
          </table:table-cell>
          <table:table-cell office:value-type="date" office:date-value="0104-12-14" calcext:value-type="date">
            <text:p>0104-12-15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指南汽車客運股份有限公司<text:span text:style-name="T1">(代表人:呂奇峯)</text:span>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9511號</text:p>
          </table:table-cell>
          <table:table-cell office:value-type="date" office:date-value="0104-12-14" calcext:value-type="date">
            <text:p>0104-12-15</text:p>
          </table:table-cell>
        </table:table-row>
        <table:table-row table:style-name="ro1">
          <table:table-cell/>
          <table:table-cell office:value-type="string" calcext:value-type="string">
            <text:p>指南汽車客運股份有限公司<text:span text:style-name="T1">(代表人:呂奇峯)</text:span>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95111號</text:p>
          </table:table-cell>
          <table:table-cell office:value-type="date" office:date-value="0104-12-14" calcext:value-type="date">
            <text:p>0104-12-1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黃柏盛(即酷家族商行)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8933號</text:p>
          </table:table-cell>
          <table:table-cell office:value-type="date" office:date-value="0104-12-14" calcext:value-type="date">
            <text:p>0104-12-1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美麗海興業有限公司（代表人：楊忠和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9043號</text:p>
          </table:table-cell>
          <table:table-cell office:value-type="date" office:date-value="0104-12-14" calcext:value-type="date">
            <text:p>0104-12-15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百闊有限公司（代表人：蔡文燕）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79136號</text:p>
          </table:table-cell>
          <table:table-cell office:value-type="date" office:date-value="0104-12-15" calcext:value-type="date">
            <text:p>0104-12-16</text:p>
          </table:table-cell>
        </table:table-row>
        <table:table-row table:style-name="ro2">
          <table:table-cell/>
          <table:table-cell office:value-type="string" calcext:value-type="string">
            <text:p>百闊有限公司（代表人：蔡文燕）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79137號</text:p>
          </table:table-cell>
          <table:table-cell office:value-type="date" office:date-value="0104-12-15" calcext:value-type="date">
            <text:p>0104-12-1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欣和興食品股份有限公司（代表人：劉景源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9591號</text:p>
          </table:table-cell>
          <table:table-cell office:value-type="date" office:date-value="0104-12-15" calcext:value-type="date">
            <text:p>0104-12-1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勝贊行銷有限公司（代表人：陳士文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9117號</text:p>
          </table:table-cell>
          <table:table-cell office:value-type="date" office:date-value="0104-12-15" calcext:value-type="date">
            <text:p>0104-12-1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宏遠興業股份有限公司（代表人：席家宜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9679號</text:p>
          </table:table-cell>
          <table:table-cell office:value-type="date" office:date-value="0104-12-15" calcext:value-type="date">
            <text:p>0104-12-16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力信股份有限公司（代表人：游智強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9274號</text:p>
          </table:table-cell>
          <table:table-cell office:value-type="date" office:date-value="0104-12-16" calcext:value-type="date">
            <text:p>0104-12-17</text:p>
          </table:table-cell>
        </table:table-row>
        <table:table-row table:style-name="ro2">
          <table:table-cell/>
          <table:table-cell office:value-type="string" calcext:value-type="string">
            <text:p>力信股份有限公司（代表人：游智強）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430792741號</text:p>
          </table:table-cell>
          <table:table-cell office:value-type="date" office:date-value="0104-12-16" calcext:value-type="date">
            <text:p>0104-12-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爭鮮股份有限公司（代表人：陳津秋）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43079689號</text:p>
          </table:table-cell>
          <table:table-cell office:value-type="date" office:date-value="0104-12-16" calcext:value-type="date">
            <text:p>0104-12-1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運通國際家具有限公司（代表人：江朝陽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9556號</text:p>
          </table:table-cell>
          <table:table-cell office:value-type="date" office:date-value="0104-12-16" calcext:value-type="date">
            <text:p>0104-12-1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夢想家食品有限公司（代表人：江松南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9709號</text:p>
          </table:table-cell>
          <table:table-cell office:value-type="date" office:date-value="0104-12-17" calcext:value-type="date">
            <text:p>0104-12-18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浩亞企業股份有限公司（代表人：張雪芬）</text:p>
          </table:table-cell>
          <table:table-cell office:value-type="string" calcext:value-type="string">
            <text:p>勞動基準法第21條第1項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新北府勞檢字第1043080012號</text:p>
          </table:table-cell>
          <table:table-cell office:value-type="date" office:date-value="0104-12-17" calcext:value-type="date">
            <text:p>0104-12-18</text:p>
          </table:table-cell>
        </table:table-row>
        <table:table-row table:style-name="ro2">
          <table:table-cell/>
          <table:table-cell office:value-type="string" calcext:value-type="string">
            <text:p>浩亞企業股份有限公司（代表人：張雪芬）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800121號</text:p>
          </table:table-cell>
          <table:table-cell office:value-type="date" office:date-value="0104-12-17" calcext:value-type="date">
            <text:p>0104-12-18</text:p>
          </table:table-cell>
        </table:table-row>
        <table:table-row table:style-name="ro2">
          <table:table-cell/>
          <table:table-cell office:value-type="string" calcext:value-type="string">
            <text:p>浩亞企業股份有限公司（代表人：張雪芬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800122號</text:p>
          </table:table-cell>
          <table:table-cell office:value-type="date" office:date-value="0104-12-17" calcext:value-type="date">
            <text:p>0104-12-18</text:p>
          </table:table-cell>
        </table:table-row>
        <table:table-row table:style-name="ro2">
          <table:table-cell/>
          <table:table-cell office:value-type="string" calcext:value-type="string">
            <text:p>浩亞企業股份有限公司（代表人：張雪芬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800123號</text:p>
          </table:table-cell>
          <table:table-cell office:value-type="date" office:date-value="0104-12-17" calcext:value-type="date">
            <text:p>0104-12-1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奇鈜科技股份有限公司（代表人：沈慶行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9443號</text:p>
          </table:table-cell>
          <table:table-cell office:value-type="date" office:date-value="0104-12-17" calcext:value-type="date">
            <text:p>0104-12-1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喜相逢旅店企業股份有限公司（代表人：許志輝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94481號</text:p>
          </table:table-cell>
          <table:table-cell office:value-type="date" office:date-value="0104-12-17" calcext:value-type="date">
            <text:p>0104-12-1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顏美麗(即新北市私立可爾威德幼兒園)（代表人：顏美麗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9605號</text:p>
          </table:table-cell>
          <table:table-cell office:value-type="date" office:date-value="0104-12-20" calcext:value-type="date">
            <text:p>0104-12-21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藝宿快捷商旅有限公司（代表人：葉鍾朋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9790號</text:p>
          </table:table-cell>
          <table:table-cell office:value-type="date" office:date-value="0104-12-20" calcext:value-type="date">
            <text:p>0104-12-21</text:p>
          </table:table-cell>
        </table:table-row>
        <table:table-row table:style-name="ro2">
          <table:table-cell/>
          <table:table-cell office:value-type="string" calcext:value-type="string">
            <text:p>藝宿快捷商旅有限公司（代表人：葉鍾朋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97901號</text:p>
          </table:table-cell>
          <table:table-cell office:value-type="date" office:date-value="0104-12-20" calcext:value-type="date">
            <text:p>0104-12-21</text:p>
          </table:table-cell>
        </table:table-row>
        <table:table-row table:style-name="ro2">
          <table:table-cell/>
          <table:table-cell office:value-type="string" calcext:value-type="string">
            <text:p>藝宿快捷商旅有限公司（代表人：葉鍾朋）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430797902號</text:p>
          </table:table-cell>
          <table:table-cell office:value-type="date" office:date-value="0104-12-20" calcext:value-type="date">
            <text:p>0104-12-21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薇庭企業股份有限公司（代表人：劉保佑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80114號</text:p>
          </table:table-cell>
          <table:table-cell office:value-type="date" office:date-value="0104-12-20" calcext:value-type="date">
            <text:p>0104-12-21</text:p>
          </table:table-cell>
        </table:table-row>
        <table:table-row table:style-name="ro2">
          <table:table-cell/>
          <table:table-cell office:value-type="string" calcext:value-type="string">
            <text:p>薇庭企業股份有限公司（代表人：劉保佑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801141號</text:p>
          </table:table-cell>
          <table:table-cell office:value-type="date" office:date-value="0104-12-20" calcext:value-type="date">
            <text:p>0104-12-2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康盛機電有限公司（代表人：張惠晶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80176號</text:p>
          </table:table-cell>
          <table:table-cell office:value-type="date" office:date-value="0104-12-20" calcext:value-type="date">
            <text:p>0104-12-2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歐德斯電通科技股份有限公司（代表人：黃德耀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9604號</text:p>
          </table:table-cell>
          <table:table-cell office:value-type="date" office:date-value="0104-12-20" calcext:value-type="date">
            <text:p>0104-12-2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布林克保全股份有限公司（代表人：艾偉斯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9603號</text:p>
          </table:table-cell>
          <table:table-cell office:value-type="date" office:date-value="0104-12-20" calcext:value-type="date">
            <text:p>0104-12-2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日長保全股份有限公司（代表人：劉家惠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80368號</text:p>
          </table:table-cell>
          <table:table-cell office:value-type="date" office:date-value="0104-12-20" calcext:value-type="date">
            <text:p>0104-12-2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原振冷凍食品有限公司（代表人：林文炯）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79607號</text:p>
          </table:table-cell>
          <table:table-cell office:value-type="date" office:date-value="0104-12-20" calcext:value-type="date">
            <text:p>0104-12-21</text:p>
          </table:table-cell>
        </table:table-row>
        <table:table-row table:style-name="ro2">
          <table:table-cell/>
          <table:table-cell office:value-type="string" calcext:value-type="string">
            <text:p>原振冷凍食品有限公司（代表人：林文炯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96071號</text:p>
          </table:table-cell>
          <table:table-cell office:value-type="date" office:date-value="0104-12-20" calcext:value-type="date">
            <text:p>0104-12-21</text:p>
          </table:table-cell>
        </table:table-row>
        <table:table-row table:style-name="ro2">
          <table:table-cell/>
          <table:table-cell office:value-type="string" calcext:value-type="string">
            <text:p>原振冷凍食品有限公司（代表人：林文炯）</text:p>
          </table:table-cell>
          <table:table-cell office:value-type="string" calcext:value-type="string">
            <text:p>勞動基準法第38條</text:p>
          </table:table-cell>
          <table:table-cell office:value-type="string" calcext:value-type="string">
            <text:p>未依規定給予特別休假</text:p>
          </table:table-cell>
          <table:table-cell office:value-type="string" calcext:value-type="string">
            <text:p>新北府勞檢字第10430796072號</text:p>
          </table:table-cell>
          <table:table-cell office:value-type="date" office:date-value="0104-12-20" calcext:value-type="date">
            <text:p>0104-12-2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華資粧業股份有限公司（代表人：李國興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9969號</text:p>
          </table:table-cell>
          <table:table-cell office:value-type="date" office:date-value="0104-12-21" calcext:value-type="date">
            <text:p>0104-12-2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統聯運通股份有限公司（代表人：呂奇峯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80297號</text:p>
          </table:table-cell>
          <table:table-cell office:value-type="date" office:date-value="0104-12-21" calcext:value-type="date">
            <text:p>0104-12-2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吳瑞隆(即佳臻商行)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9791號</text:p>
          </table:table-cell>
          <table:table-cell office:value-type="date" office:date-value="0104-12-21" calcext:value-type="date">
            <text:p>0104-12-2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鄭祥緯(即翔登企業社)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80165號</text:p>
          </table:table-cell>
          <table:table-cell office:value-type="date" office:date-value="0104-12-21" calcext:value-type="date">
            <text:p>0104-12-22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卡爾卡頌汽車旅館股份有限公司（代表人：陳明華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80307號</text:p>
          </table:table-cell>
          <table:table-cell office:value-type="date" office:date-value="0104-12-21" calcext:value-type="date">
            <text:p>0104-12-22</text:p>
          </table:table-cell>
        </table:table-row>
        <table:table-row table:style-name="ro2">
          <table:table-cell/>
          <table:table-cell office:value-type="string" calcext:value-type="string">
            <text:p>卡爾卡頌汽車旅館股份有限公司（代表人：陳明華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803071號</text:p>
          </table:table-cell>
          <table:table-cell office:value-type="date" office:date-value="0104-12-21" calcext:value-type="date">
            <text:p>0104-12-22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周柔君(即傑儒文理語文短期補習班)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9958號</text:p>
          </table:table-cell>
          <table:table-cell office:value-type="date" office:date-value="0104-12-21" calcext:value-type="date">
            <text:p>0104-12-22</text:p>
          </table:table-cell>
        </table:table-row>
        <table:table-row table:style-name="ro2">
          <table:table-cell/>
          <table:table-cell office:value-type="string" calcext:value-type="string">
            <text:p>周柔君(即傑儒文理語文短期補習班)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430799581號</text:p>
          </table:table-cell>
          <table:table-cell office:value-type="date" office:date-value="0104-12-21" calcext:value-type="date">
            <text:p>0104-12-2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綠色和平廣播股份有限公司（代表人：徐國勇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80117號</text:p>
          </table:table-cell>
          <table:table-cell office:value-type="date" office:date-value="0104-12-21" calcext:value-type="date">
            <text:p>0104-12-22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張宏煌(即雪瓈旅館企業社)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802761號</text:p>
          </table:table-cell>
          <table:table-cell office:value-type="date" office:date-value="0104-12-22" calcext:value-type="date">
            <text:p>0104-12-23</text:p>
          </table:table-cell>
        </table:table-row>
        <table:table-row table:style-name="ro2">
          <table:table-cell/>
          <table:table-cell office:value-type="string" calcext:value-type="string">
            <text:p>張宏煌(即雪瓈旅館企業社)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802762號</text:p>
          </table:table-cell>
          <table:table-cell office:value-type="date" office:date-value="0104-12-22" calcext:value-type="date">
            <text:p>0104-12-2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鋒美食品實業有限公司（代表人：彭琬茹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80453號</text:p>
          </table:table-cell>
          <table:table-cell office:value-type="date" office:date-value="0104-12-22" calcext:value-type="date">
            <text:p>0104-12-2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趙元清(即元湘企業社)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9957號</text:p>
          </table:table-cell>
          <table:table-cell office:value-type="date" office:date-value="0104-12-22" calcext:value-type="date">
            <text:p>0104-12-2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薇米精品商務股份有限公司（代表人：沈勝煌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80120號</text:p>
          </table:table-cell>
          <table:table-cell office:value-type="date" office:date-value="0104-12-23" calcext:value-type="date">
            <text:p>0104-12-24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陳吉昌(即貝多芬花園汽車旅館)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80250號</text:p>
          </table:table-cell>
          <table:table-cell office:value-type="date" office:date-value="0104-12-23" calcext:value-type="date">
            <text:p>0104-12-24</text:p>
          </table:table-cell>
        </table:table-row>
        <table:table-row table:style-name="ro2">
          <table:table-cell/>
          <table:table-cell office:value-type="string" calcext:value-type="string">
            <text:p>陳吉昌(即貝多芬花園汽車旅館)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802501號</text:p>
          </table:table-cell>
          <table:table-cell office:value-type="date" office:date-value="0104-12-23" calcext:value-type="date">
            <text:p>0104-12-24</text:p>
          </table:table-cell>
        </table:table-row>
        <table:table-row table:style-name="ro2">
          <table:table-cell/>
          <table:table-cell office:value-type="string" calcext:value-type="string">
            <text:p>陳吉昌(即貝多芬花園汽車旅館)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802502號</text:p>
          </table:table-cell>
          <table:table-cell office:value-type="date" office:date-value="0104-12-23" calcext:value-type="date">
            <text:p>0104-12-2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金山溫泉會館股份有限公司（代表人：何世吉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80121號</text:p>
          </table:table-cell>
          <table:table-cell office:value-type="date" office:date-value="0104-12-23" calcext:value-type="date">
            <text:p>0104-12-24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雙緯企業有限公司（代表人：曹秀枝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80249號</text:p>
          </table:table-cell>
          <table:table-cell office:value-type="date" office:date-value="0104-12-23" calcext:value-type="date">
            <text:p>0104-12-24</text:p>
          </table:table-cell>
        </table:table-row>
        <table:table-row table:style-name="ro2">
          <table:table-cell/>
          <table:table-cell office:value-type="string" calcext:value-type="string">
            <text:p>雙緯企業有限公司（代表人：曹秀枝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802491號</text:p>
          </table:table-cell>
          <table:table-cell office:value-type="date" office:date-value="0104-12-23" calcext:value-type="date">
            <text:p>0104-12-24</text:p>
          </table:table-cell>
        </table:table-row>
        <table:table-row table:style-name="ro2">
          <table:table-cell/>
          <table:table-cell office:value-type="string" calcext:value-type="string">
            <text:p>雙緯企業有限公司（代表人：曹秀枝）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430802492號</text:p>
          </table:table-cell>
          <table:table-cell office:value-type="date" office:date-value="0104-12-23" calcext:value-type="date">
            <text:p>0104-12-2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同域企業股份有限公司（代表人：李鳴崙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80248號</text:p>
          </table:table-cell>
          <table:table-cell office:value-type="date" office:date-value="0104-12-24" calcext:value-type="date">
            <text:p>0104-12-25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太平洋生活休閒事業股份有限公司（代表人：秦必韜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80251號</text:p>
          </table:table-cell>
          <table:table-cell office:value-type="date" office:date-value="0104-12-24" calcext:value-type="date">
            <text:p>0104-12-25</text:p>
          </table:table-cell>
        </table:table-row>
        <table:table-row table:style-name="ro2">
          <table:table-cell/>
          <table:table-cell office:value-type="string" calcext:value-type="string">
            <text:p>太平洋生活休閒事業股份有限公司（代表人：秦必韜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802511號</text:p>
          </table:table-cell>
          <table:table-cell office:value-type="date" office:date-value="0104-12-24" calcext:value-type="date">
            <text:p>0104-12-2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劉俊昇(即精英國際海山文理語文珠心算美術短期補習班)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80544號</text:p>
          </table:table-cell>
          <table:table-cell office:value-type="date" office:date-value="0104-12-24" calcext:value-type="date">
            <text:p>0104-12-2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萊閣時尚會館股份有限公司（代表人：游進益）</text:p>
          </table:table-cell>
          <table:table-cell office:value-type="string" calcext:value-type="string">
            <text:p>勞動基準法第43條</text:p>
          </table:table-cell>
          <table:table-cell office:value-type="string" calcext:value-type="string">
            <text:p>請假期間未依規定給予工資</text:p>
          </table:table-cell>
          <table:table-cell office:value-type="string" calcext:value-type="string">
            <text:p>新北府勞檢字第1043080588號</text:p>
          </table:table-cell>
          <table:table-cell office:value-type="date" office:date-value="0104-12-24" calcext:value-type="date">
            <text:p>0104-12-25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勝邦鋼鐵股份有限公司（代表人：盤謹彰）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80430號</text:p>
          </table:table-cell>
          <table:table-cell office:value-type="date" office:date-value="0104-12-24" calcext:value-type="date">
            <text:p>0104-12-25</text:p>
          </table:table-cell>
        </table:table-row>
        <table:table-row table:style-name="ro2">
          <table:table-cell/>
          <table:table-cell office:value-type="string" calcext:value-type="string">
            <text:p>勝邦鋼鐵股份有限公司（代表人：盤謹彰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804301號</text:p>
          </table:table-cell>
          <table:table-cell office:value-type="date" office:date-value="0104-12-24" calcext:value-type="date">
            <text:p>0104-12-25</text:p>
          </table:table-cell>
        </table:table-row>
        <table:table-row table:style-name="ro2">
          <table:table-cell/>
          <table:table-cell office:value-type="string" calcext:value-type="string">
            <text:p>勝邦鋼鐵股份有限公司（代表人：盤謹彰）</text:p>
          </table:table-cell>
          <table:table-cell office:value-type="string" calcext:value-type="string">
            <text:p>勞動基準法第38條</text:p>
          </table:table-cell>
          <table:table-cell office:value-type="string" calcext:value-type="string">
            <text:p>未依規定給予特別休假</text:p>
          </table:table-cell>
          <table:table-cell office:value-type="string" calcext:value-type="string">
            <text:p>新北府勞檢字第10430804302號</text:p>
          </table:table-cell>
          <table:table-cell office:value-type="date" office:date-value="0104-12-24" calcext:value-type="date">
            <text:p>0104-12-25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長裕欣業股份有限公司（代表人：鄭耀庭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80579號</text:p>
          </table:table-cell>
          <table:table-cell office:value-type="date" office:date-value="0104-12-24" calcext:value-type="date">
            <text:p>0104-12-25</text:p>
          </table:table-cell>
        </table:table-row>
        <table:table-row table:style-name="ro2">
          <table:table-cell/>
          <table:table-cell office:value-type="string" calcext:value-type="string">
            <text:p>長裕欣業股份有限公司（代表人：鄭耀庭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805791號</text:p>
          </table:table-cell>
          <table:table-cell office:value-type="date" office:date-value="0104-12-24" calcext:value-type="date">
            <text:p>0104-12-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連威起重工程有限公司（代表人：連家芳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80854號</text:p>
          </table:table-cell>
          <table:table-cell office:value-type="date" office:date-value="0104-12-24" calcext:value-type="date">
            <text:p>0104-12-25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家家保全股份有限公司（代表人：黃耀賢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80789號</text:p>
          </table:table-cell>
          <table:table-cell office:value-type="date" office:date-value="0104-12-24" calcext:value-type="date">
            <text:p>0104-12-25</text:p>
          </table:table-cell>
        </table:table-row>
        <table:table-row table:style-name="ro2">
          <table:table-cell/>
          <table:table-cell office:value-type="string" calcext:value-type="string">
            <text:p>家家保全股份有限公司（代表人：黃耀賢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807891號</text:p>
          </table:table-cell>
          <table:table-cell office:value-type="date" office:date-value="0104-12-24" calcext:value-type="date">
            <text:p>0104-12-25</text:p>
          </table:table-cell>
        </table:table-row>
        <table:table-row table:style-name="ro2">
          <table:table-cell/>
          <table:table-cell office:value-type="string" calcext:value-type="string">
            <text:p>家家保全股份有限公司（代表人：黃耀賢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807892號</text:p>
          </table:table-cell>
          <table:table-cell office:value-type="date" office:date-value="0104-12-24" calcext:value-type="date">
            <text:p>0104-12-25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詹政銘(即飛宏商行)</text:p>
          </table:table-cell>
          <table:table-cell office:value-type="string" calcext:value-type="string">
            <text:p>勞動基準法第23條第2項</text:p>
          </table:table-cell>
          <table:table-cell office:value-type="string" calcext:value-type="string">
            <text:p>未依規定置備工資清冊</text:p>
          </table:table-cell>
          <table:table-cell office:value-type="string" calcext:value-type="string">
            <text:p>新北府勞檢字第1043080720號</text:p>
          </table:table-cell>
          <table:table-cell office:value-type="date" office:date-value="0104-12-27" calcext:value-type="date">
            <text:p>0104-12-28</text:p>
          </table:table-cell>
        </table:table-row>
        <table:table-row table:style-name="ro2">
          <table:table-cell/>
          <table:table-cell office:value-type="string" calcext:value-type="string">
            <text:p>詹政銘(即飛宏商行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807201號</text:p>
          </table:table-cell>
          <table:table-cell office:value-type="date" office:date-value="0104-12-27" calcext:value-type="date">
            <text:p>0104-12-2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昌禧實業有限公司（代表人：鄭嚴文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80791號</text:p>
          </table:table-cell>
          <table:table-cell office:value-type="date" office:date-value="0104-12-27" calcext:value-type="date">
            <text:p>0104-12-2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吳昆和(即帝一嶺餐廳)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80766號</text:p>
          </table:table-cell>
          <table:table-cell office:value-type="date" office:date-value="0104-12-27" calcext:value-type="date">
            <text:p>0104-12-2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偉盟國際有限公司（代表人：李忠華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80768號</text:p>
          </table:table-cell>
          <table:table-cell office:value-type="date" office:date-value="0104-12-27" calcext:value-type="date">
            <text:p>0104-12-28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田健英(即仲達企業社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80934號</text:p>
          </table:table-cell>
          <table:table-cell office:value-type="date" office:date-value="0104-12-27" calcext:value-type="date">
            <text:p>0104-12-28</text:p>
          </table:table-cell>
        </table:table-row>
        <table:table-row table:style-name="ro2">
          <table:table-cell/>
          <table:table-cell office:value-type="string" calcext:value-type="string">
            <text:p>田健英(即仲達企業社)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430809341號</text:p>
          </table:table-cell>
          <table:table-cell office:value-type="date" office:date-value="0104-12-27" calcext:value-type="date">
            <text:p>0104-12-28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陳俐潔(即笙豐商行)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80774號</text:p>
          </table:table-cell>
          <table:table-cell office:value-type="date" office:date-value="0104-12-27" calcext:value-type="date">
            <text:p>0104-12-28</text:p>
          </table:table-cell>
        </table:table-row>
        <table:table-row table:style-name="ro2">
          <table:table-cell/>
          <table:table-cell office:value-type="string" calcext:value-type="string">
            <text:p>陳俐潔(即笙豐商行)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430807741號</text:p>
          </table:table-cell>
          <table:table-cell office:value-type="date" office:date-value="0104-12-27" calcext:value-type="date">
            <text:p>0104-12-2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高甫實業有限公司（代表人：蔡家惠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806251號</text:p>
          </table:table-cell>
          <table:table-cell office:value-type="date" office:date-value="0104-12-27" calcext:value-type="date">
            <text:p>0104-12-2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幾何圖設計有限公司（代表人：謝支順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80937號</text:p>
          </table:table-cell>
          <table:table-cell office:value-type="date" office:date-value="0104-12-27" calcext:value-type="date">
            <text:p>0104-12-2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杜明原(即哈波尼司小吃店)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81047號</text:p>
          </table:table-cell>
          <table:table-cell office:value-type="date" office:date-value="0104-12-27" calcext:value-type="date">
            <text:p>0104-12-2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愷得食品有限公司（代表人：張秀娟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80917號</text:p>
          </table:table-cell>
          <table:table-cell office:value-type="date" office:date-value="0104-12-27" calcext:value-type="date">
            <text:p>0104-12-2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正進國際有限公司（代表人：朱柏蒼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804341號</text:p>
          </table:table-cell>
          <table:table-cell office:value-type="date" office:date-value="0104-12-27" calcext:value-type="date">
            <text:p>0104-12-2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金豐針織企業有限公司（代表人：王國祥）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80587號</text:p>
          </table:table-cell>
          <table:table-cell office:value-type="date" office:date-value="0104-12-28" calcext:value-type="date">
            <text:p>0104-12-29</text:p>
          </table:table-cell>
        </table:table-row>
        <table:table-row table:style-name="ro2">
          <table:table-cell/>
          <table:table-cell office:value-type="string" calcext:value-type="string">
            <text:p>金豐針織企業有限公司（代表人：王國祥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805871號</text:p>
          </table:table-cell>
          <table:table-cell office:value-type="date" office:date-value="0104-12-28" calcext:value-type="date">
            <text:p>0104-12-29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金莎汽車旅館有限公司（代表人：藍元利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80936號</text:p>
          </table:table-cell>
          <table:table-cell office:value-type="date" office:date-value="0104-12-28" calcext:value-type="date">
            <text:p>0104-12-29</text:p>
          </table:table-cell>
        </table:table-row>
        <table:table-row table:style-name="ro2">
          <table:table-cell/>
          <table:table-cell office:value-type="string" calcext:value-type="string">
            <text:p>金莎汽車旅館有限公司（代表人：藍元利）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430809361號</text:p>
          </table:table-cell>
          <table:table-cell office:value-type="date" office:date-value="0104-12-28" calcext:value-type="date">
            <text:p>0104-12-29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虹威國際企業有限公司（代表人：陳來好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80947號</text:p>
          </table:table-cell>
          <table:table-cell office:value-type="date" office:date-value="0104-12-28" calcext:value-type="date">
            <text:p>0104-12-29</text:p>
          </table:table-cell>
        </table:table-row>
        <table:table-row table:style-name="ro2">
          <table:table-cell/>
          <table:table-cell office:value-type="string" calcext:value-type="string">
            <text:p>虹威國際企業有限公司（代表人：陳來好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809471號</text:p>
          </table:table-cell>
          <table:table-cell office:value-type="date" office:date-value="0104-12-28" calcext:value-type="date">
            <text:p>0104-12-2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金記食品有限公司（代表人：黃金生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81034號</text:p>
          </table:table-cell>
          <table:table-cell office:value-type="date" office:date-value="0104-12-28" calcext:value-type="date">
            <text:p>0104-12-2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泓凱光電股份有限公司（代表人：張燦能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81054號</text:p>
          </table:table-cell>
          <table:table-cell office:value-type="date" office:date-value="0104-12-28" calcext:value-type="date">
            <text:p>0104-12-2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全聯實業股份有限公司（代表人：林敏雄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805811號</text:p>
          </table:table-cell>
          <table:table-cell office:value-type="date" office:date-value="0104-12-28" calcext:value-type="date">
            <text:p>0104-12-2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蔡樹福(即大自然蔬果雜糧行)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80778號</text:p>
          </table:table-cell>
          <table:table-cell office:value-type="date" office:date-value="0104-12-28" calcext:value-type="date">
            <text:p>0104-12-2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萬曼麗(即東寶企業社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81014號</text:p>
          </table:table-cell>
          <table:table-cell office:value-type="date" office:date-value="0104-12-29" calcext:value-type="date">
            <text:p>0104-12-30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寰紘實業有限公司（代表人：吳政鴻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81268號</text:p>
          </table:table-cell>
          <table:table-cell office:value-type="date" office:date-value="0104-12-29" calcext:value-type="date">
            <text:p>0104-12-30</text:p>
          </table:table-cell>
        </table:table-row>
        <table:table-row table:style-name="ro2">
          <table:table-cell/>
          <table:table-cell office:value-type="string" calcext:value-type="string">
            <text:p>寰紘實業有限公司（代表人：吳政鴻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812681號</text:p>
          </table:table-cell>
          <table:table-cell office:value-type="date" office:date-value="0104-12-29" calcext:value-type="date">
            <text:p>0104-12-30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毅宜工業股份有限公司（代表人：吳建亨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81273號</text:p>
          </table:table-cell>
          <table:table-cell office:value-type="date" office:date-value="0104-12-29" calcext:value-type="date">
            <text:p>0104-12-30</text:p>
          </table:table-cell>
        </table:table-row>
        <table:table-row table:style-name="ro2">
          <table:table-cell/>
          <table:table-cell office:value-type="string" calcext:value-type="string">
            <text:p>毅宜工業股份有限公司（代表人：吳建亨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812731號</text:p>
          </table:table-cell>
          <table:table-cell office:value-type="date" office:date-value="0104-12-29" calcext:value-type="date">
            <text:p>0104-12-3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林麗娟(即威娟髮藝店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80916號</text:p>
          </table:table-cell>
          <table:table-cell office:value-type="date" office:date-value="0104-12-29" calcext:value-type="date">
            <text:p>0104-12-3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美合國際實業股份有限公司（代表人：葉璇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81120號</text:p>
          </table:table-cell>
          <table:table-cell office:value-type="date" office:date-value="0104-12-29" calcext:value-type="date">
            <text:p>0104-12-30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太古華電實業股份有限公司（代表人：林意華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81082號</text:p>
          </table:table-cell>
          <table:table-cell office:value-type="date" office:date-value="0104-12-29" calcext:value-type="date">
            <text:p>0104-12-30</text:p>
          </table:table-cell>
        </table:table-row>
        <table:table-row table:style-name="ro2">
          <table:table-cell/>
          <table:table-cell office:value-type="string" calcext:value-type="string">
            <text:p>太古華電實業股份有限公司（代表人：林意華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810821號</text:p>
          </table:table-cell>
          <table:table-cell office:value-type="date" office:date-value="0104-12-29" calcext:value-type="date">
            <text:p>0104-12-30</text:p>
          </table:table-cell>
        </table:table-row>
        <table:table-row table:style-name="ro2">
          <table:table-cell/>
          <table:table-cell office:value-type="string" calcext:value-type="string">
            <text:p>太古華電實業股份有限公司（代表人：林意華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810822號</text:p>
          </table:table-cell>
          <table:table-cell office:value-type="date" office:date-value="0104-12-29" calcext:value-type="date">
            <text:p>0104-12-30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沈國禎(即豐大商行)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81321號</text:p>
          </table:table-cell>
          <table:table-cell office:value-type="date" office:date-value="0104-12-30" calcext:value-type="date">
            <text:p>0104-12-31</text:p>
          </table:table-cell>
        </table:table-row>
        <table:table-row table:style-name="ro2">
          <table:table-cell/>
          <table:table-cell office:value-type="string" calcext:value-type="string">
            <text:p>沈國禎(即豐大商行)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430813211號</text:p>
          </table:table-cell>
          <table:table-cell office:value-type="date" office:date-value="0104-12-30" calcext:value-type="date">
            <text:p>0104-12-3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鄧書宏(即宇宏企業社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81421號</text:p>
          </table:table-cell>
          <table:table-cell office:value-type="date" office:date-value="0104-12-30" calcext:value-type="date">
            <text:p>0104-12-3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紳陽服飾股份有限公司（代表人：張順富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81081號</text:p>
          </table:table-cell>
          <table:table-cell office:value-type="date" office:date-value="0104-12-30" calcext:value-type="date">
            <text:p>0104-12-3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謝鴻得(即鴻銘興業社)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81288號</text:p>
          </table:table-cell>
          <table:table-cell office:value-type="date" office:date-value="0104-12-30" calcext:value-type="date">
            <text:p>0104-12-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00/00/00</text:date>, <text:time style:data-style-name="N2" text:time-value="14:41:32.05784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6T15:02:16.800734000</dc:date>
    <meta:editing-duration>PT21M51S</meta:editing-duration>
    <meta:editing-cycles>11</meta:editing-cycles>
    <meta:generator>LibreOffice/4.4.5.2$MacOSX_X86_64 LibreOffice_project/a22f674fd25a3b6f45bdebf25400ed2adff0ff99</meta:generator>
    <meta:document-statistic meta:table-count="1" meta:cell-count="2314" meta:object-count="0"/>
  </office:meta>
</office:document-meta>
</file>